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3.1602in"/>
    </style:style>
    <style:style style:name="co5" style:family="table-column">
      <style:table-column-properties fo:break-before="auto" style:column-width="2.7937in"/>
    </style:style>
    <style:style style:name="co6" style:family="table-column">
      <style:table-column-properties fo:break-before="auto" style:column-width="0.5709in"/>
    </style:style>
    <style:style style:name="co7" style:family="table-column">
      <style:table-column-properties fo:break-before="auto" style:column-width="3.0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nput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2.3008E+00</text:p>
          </table:table-cell>
          <table:table-cell table:style-name="ce1" office:value-type="string">
            <text:p>8.4389E+00</text:p>
          </table:table-cell>
          <table:table-cell table:style-name="ce1" office:value-type="string">
            <text:p>3.4500E+03</text:p>
          </table:table-cell>
          <table:table-cell table:style-name="ce1" office:value-type="string">
            <text:p>1.3314E+01</text:p>
          </table:table-cell>
          <table:table-cell table:style-name="ce1" office:value-type="string">
            <text:p>1.1462E+00</text:p>
          </table:table-cell>
          <table:table-cell table:style-name="ce1" office:value-type="string">
            <text:p>7.3899E-02</text:p>
          </table:table-cell>
          <table:table-cell/>
          <table:table-cell office:value-type="float" office:value="1">
            <text:p>1</text:p>
          </table:table-cell>
          <table:table-cell table:formula="of:=COMPLEX([.D1]*COS(RADIANS([.A2]));[.D1]*SIN(RADIANS([.A2])))" office:value-type="string" office:string-value="-0.00040156535226047+2.30079996495681i">
            <text:p>-0.00040156535226047+2.30079996495681i</text:p>
          </table:table-cell>
          <table:table-cell table:formula="of:=COMPLEX([.E1]*COS(RADIANS([.B2]));[.E1]*SIN(RADIANS([.B2])))" office:value-type="string" office:string-value="0.00147286589498824+8.4388998714682i">
            <text:p>0.00147286589498824+8.4388998714682i</text:p>
          </table:table-cell>
          <table:table-cell table:formula="of:=COMPLEX([.F1]*COS(RADIANS([.C2]));[.F1]*SIN(RADIANS([.C2])))" office:value-type="string" office:string-value="-84.8929721871868+3448.95537565699i">
            <text:p>-84.8929721871868+3448.95537565699i</text:p>
          </table:table-cell>
          <table:table-cell table:formula="of:=COMPLEX([.G1]*COS(RADIANS([.D2]));[.G1]*SIN(RADIANS([.D2])))" office:value-type="string" office:string-value="13.314">
            <text:p>13.314</text:p>
          </table:table-cell>
          <table:table-cell table:formula="of:=COMPLEX([.H1]*COS(RADIANS([.E2]));[.H1]*SIN(RADIANS([.E2])))" office:value-type="string" office:string-value="-0.180885702099956+1.13183691527349i">
            <text:p>-0.180885702099956+1.13183691527349i</text:p>
          </table:table-cell>
          <table:table-cell table:formula="of:=COMPLEX([.I1]*COS(RADIANS([.F2]));[.I1]*SIN(RADIANS([.F2])))" office:value-type="string" office:string-value="0.00413803103250886-0.0737830529334074i">
            <text:p>0.00413803103250886-0.0737830529334074i</text:p>
          </table:table-cell>
        </table:table-row>
        <table:table-row table:style-name="ro1">
          <table:table-cell office:value-type="float" office:value="90.01">
            <text:p>90.01</text:p>
          </table:table-cell>
          <table:table-cell office:value-type="float" office:value="89.99">
            <text:p>89.99</text:p>
          </table:table-cell>
          <table:table-cell office:value-type="float" office:value="91.41">
            <text:p>91.41</text:p>
          </table:table-cell>
          <table:table-cell office:value-type="float" office:value="0">
            <text:p>0</text:p>
          </table:table-cell>
          <table:table-cell office:value-type="float" office:value="99.08">
            <text:p>99.08</text:p>
          </table:table-cell>
          <table:table-cell office:value-type="float" office:value="-86.79">
            <text:p>-86.79</text:p>
          </table:table-cell>
          <table:table-cell office:value-type="float" office:value="-95.93">
            <text:p>-95.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3.8768E+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1.3266E+01</text:p>
          </table:table-cell>
          <table:table-cell table:style-name="ce1" office:value-type="string">
            <text:p>4.8655E+01</text:p>
          </table:table-cell>
          <table:table-cell table:style-name="ce1" office:value-type="string">
            <text:p>3.4186E+03</text:p>
          </table:table-cell>
          <table:table-cell table:style-name="ce1" office:value-type="string">
            <text:p>7.5830E+01</text:p>
          </table:table-cell>
          <table:table-cell table:style-name="ce1" office:value-type="string">
            <text:p>6.5989E+00</text:p>
          </table:table-cell>
          <table:table-cell table:style-name="ce1" office:value-type="string">
            <text:p>4.2776E-01</text:p>
          </table:table-cell>
          <table:table-cell office:value-type="float" office:value="2">
            <text:p>2</text:p>
          </table:table-cell>
          <table:table-cell table:formula="of:=COMPLEX([.D3]*COS(RADIANS([.A4]));[.D3]*SIN(RADIANS([.A4])))" office:value-type="string" office:string-value="1.22464679914735e-16+2i">
            <text:p>1.22464679914735e-16+2i</text:p>
          </table:table-cell>
          <table:table-cell table:formula="of:=COMPLEX([.E3]*COS(RADIANS([.B4]));[.E3]*SIN(RADIANS([.B4])))" office:value-type="string" office:string-value="-0.00231535377394272+13.2659997979473i">
            <text:p>-0.00231535377394272+13.2659997979473i</text:p>
          </table:table-cell>
          <table:table-cell table:formula="of:=COMPLEX([.F3]*COS(RADIANS([.C4]));[.F3]*SIN(RADIANS([.C4])))" office:value-type="string" office:string-value="-0.874618535997412+48.647138327105i">
            <text:p>-0.874618535997412+48.647138327105i</text:p>
          </table:table-cell>
          <table:table-cell table:formula="of:=COMPLEX([.G3]*COS(RADIANS([.D4]));[.G3]*SIN(RADIANS([.D4])))" office:value-type="string" office:string-value="3418.59994793174+0.596658255057573i">
            <text:p>3418.59994793174+0.596658255057573i</text:p>
          </table:table-cell>
          <table:table-cell table:formula="of:=COMPLEX([.H3]*COS(RADIANS([.E4]));[.H3]*SIN(RADIANS([.E4])))" office:value-type="string" office:string-value="-3.24154571738835+75.7606842720027i">
            <text:p>-3.24154571738835+75.7606842720027i</text:p>
          </table:table-cell>
          <table:table-cell table:formula="of:=COMPLEX([.I3]*COS(RADIANS([.F4]));[.I3]*SIN(RADIANS([.F4])))" office:value-type="string" office:string-value="0.0656472603793678-6.59857345546783i">
            <text:p>0.0656472603793678-6.59857345546783i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.01">
            <text:p>90.01</text:p>
          </table:table-cell>
          <table:table-cell office:value-type="float" office:value="91.03">
            <text:p>91.03</text:p>
          </table:table-cell>
          <table:table-cell office:value-type="float" office:value="0.01">
            <text:p>0.01</text:p>
          </table:table-cell>
          <table:table-cell office:value-type="float" office:value="92.45">
            <text:p>92.45</text:p>
          </table:table-cell>
          <table:table-cell office:value-type="float" office:value="-89.43">
            <text:p>-89.43</text:p>
          </table:table-cell>
          <table:table-cell office:value-type="float" office:value="-82.16">
            <text:p>-82.1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.1397E+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3.9000E+01</text:p>
          </table:table-cell>
          <table:table-cell table:style-name="ce1" office:value-type="string">
            <text:p>1.4307E+02</text:p>
          </table:table-cell>
          <table:table-cell table:style-name="ce1" office:value-type="string">
            <text:p>3.3493E+03</text:p>
          </table:table-cell>
          <table:table-cell table:style-name="ce1" office:value-type="string">
            <text:p>2.2254E+02</text:p>
          </table:table-cell>
          <table:table-cell table:style-name="ce1" office:value-type="string">
            <text:p>1.9399E+01</text:p>
          </table:table-cell>
          <table:table-cell table:style-name="ce1" office:value-type="string">
            <text:p>1.3771E+00</text:p>
          </table:table-cell>
          <table:table-cell office:value-type="float" office:value="3">
            <text:p>3</text:p>
          </table:table-cell>
          <table:table-cell table:formula="of:=COMPLEX([.D5]*COS(RADIANS([.A6]));[.D5]*SIN(RADIANS([.A6])))" office:value-type="string" office:string-value="1.83697019872103e-16+3i">
            <text:p>1.83697019872103e-16+3i</text:p>
          </table:table-cell>
          <table:table-cell table:formula="of:=COMPLEX([.E5]*COS(RADIANS([.B6]));[.E5]*SIN(RADIANS([.B6])))" office:value-type="string" office:string-value="-0.00680678404822598+38.999999405996i">
            <text:p>-0.00680678404822598+38.999999405996i</text:p>
          </table:table-cell>
          <table:table-cell table:formula="of:=COMPLEX([.F5]*COS(RADIANS([.C6]));[.F5]*SIN(RADIANS([.C6])))" office:value-type="string" office:string-value="-2.32214761153865+143.051153544703i">
            <text:p>-2.32214761153865+143.051153544703i</text:p>
          </table:table-cell>
          <table:table-cell table:formula="of:=COMPLEX([.G5]*COS(RADIANS([.D6]));[.G5]*SIN(RADIANS([.D6])))" office:value-type="string" office:string-value="3349.29918379593+2.33825231554253i">
            <text:p>3349.29918379593+2.33825231554253i</text:p>
          </table:table-cell>
          <table:table-cell table:formula="of:=COMPLEX([.H5]*COS(RADIANS([.E6]));[.H5]*SIN(RADIANS([.E6])))" office:value-type="string" office:string-value="-5.74776322813634+222.465761001268i">
            <text:p>-5.74776322813634+222.465761001268i</text:p>
          </table:table-cell>
          <table:table-cell table:formula="of:=COMPLEX([.I5]*COS(RADIANS([.F6]));[.I5]*SIN(RADIANS([.F6])))" office:value-type="string" office:string-value="0.0677151468039265-19.3988818146535i">
            <text:p>0.0677151468039265-19.3988818146535i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.01">
            <text:p>90.01</text:p>
          </table:table-cell>
          <table:table-cell office:value-type="float" office:value="90.93">
            <text:p>90.93</text:p>
          </table:table-cell>
          <table:table-cell office:value-type="float" office:value="0.04">
            <text:p>0.04</text:p>
          </table:table-cell>
          <table:table-cell office:value-type="float" office:value="91.48">
            <text:p>91.48</text:p>
          </table:table-cell>
          <table:table-cell office:value-type="float" office:value="-89.8">
            <text:p>-89.8</text:p>
          </table:table-cell>
          <table:table-cell office:value-type="float" office:value="-64.76">
            <text:p>-64.7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2.3182E+0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7.9335E+01</text:p>
          </table:table-cell>
          <table:table-cell table:style-name="ce1" office:value-type="string">
            <text:p>2.9114E+02</text:p>
          </table:table-cell>
          <table:table-cell table:style-name="ce1" office:value-type="string">
            <text:p>3.2434E+03</text:p>
          </table:table-cell>
          <table:table-cell table:style-name="ce1" office:value-type="string">
            <text:p>4.5182E+02</text:p>
          </table:table-cell>
          <table:table-cell table:style-name="ce1" office:value-type="string">
            <text:p>3.9458E+01</text:p>
          </table:table-cell>
          <table:table-cell table:style-name="ce1" office:value-type="string">
            <text:p>3.5487E+00</text:p>
          </table:table-cell>
          <table:table-cell office:value-type="float" office:value="4">
            <text:p>4</text:p>
          </table:table-cell>
          <table:table-cell table:formula="of:=COMPLEX([.D7]*COS(RADIANS([.A8]));[.D7]*SIN(RADIANS([.A8])))" office:value-type="string" office:string-value="2.44929359829471e-16+4i">
            <text:p>2.44929359829471e-16+4i</text:p>
          </table:table-cell>
          <table:table-cell table:formula="of:=COMPLEX([.E7]*COS(RADIANS([.B8]));[.E7]*SIN(RADIANS([.B8])))" office:value-type="string" office:string-value="-0.0415397069640258+79.3349891249299i">
            <text:p>-0.0415397069640258+79.3349891249299i</text:p>
          </table:table-cell>
          <table:table-cell table:formula="of:=COMPLEX([.F7]*COS(RADIANS([.C8]));[.F7]*SIN(RADIANS([.C8])))" office:value-type="string" office:string-value="-4.57302836216349+291.104082780711i">
            <text:p>-4.57302836216349+291.104082780711i</text:p>
          </table:table-cell>
          <table:table-cell table:formula="of:=COMPLEX([.G7]*COS(RADIANS([.D8]));[.G7]*SIN(RADIANS([.D8])))" office:value-type="string" office:string-value="3243.39757940976+3.96255964137321i">
            <text:p>3243.39757940976+3.96255964137321i</text:p>
          </table:table-cell>
          <table:table-cell table:formula="of:=COMPLEX([.H7]*COS(RADIANS([.E8]));[.H7]*SIN(RADIANS([.E8])))" office:value-type="string" office:string-value="-9.61988391506198+451.717577954922i">
            <text:p>-9.61988391506198+451.717577954922i</text:p>
          </table:table-cell>
          <table:table-cell table:formula="of:=COMPLEX([.I7]*COS(RADIANS([.F8]));[.I7]*SIN(RADIANS([.F8])))" office:value-type="string" office:string-value="0.0826405815331801-39.4579134589538i">
            <text:p>0.0826405815331801-39.4579134589538i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.03">
            <text:p>90.03</text:p>
          </table:table-cell>
          <table:table-cell office:value-type="float" office:value="90.9">
            <text:p>90.9</text:p>
          </table:table-cell>
          <table:table-cell office:value-type="float" office:value="0.07">
            <text:p>0.07</text:p>
          </table:table-cell>
          <table:table-cell office:value-type="float" office:value="91.22">
            <text:p>91.22</text:p>
          </table:table-cell>
          <table:table-cell office:value-type="float" office:value="-89.88">
            <text:p>-89.88</text:p>
          </table:table-cell>
          <table:table-cell office:value-type="float" office:value="-45.55">
            <text:p>-45.55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3.8809E+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.3286E+02</text:p>
          </table:table-cell>
          <table:table-cell table:style-name="ce1" office:value-type="string">
            <text:p>4.8778E+02</text:p>
          </table:table-cell>
          <table:table-cell table:style-name="ce1" office:value-type="string">
            <text:p>3.1032E+03</text:p>
          </table:table-cell>
          <table:table-cell table:style-name="ce1" office:value-type="string">
            <text:p>7.5470E+02</text:p>
          </table:table-cell>
          <table:table-cell table:style-name="ce1" office:value-type="string">
            <text:p>6.6072E+01</text:p>
          </table:table-cell>
          <table:table-cell table:style-name="ce1" office:value-type="string">
            <text:p>8.2657E+00</text:p>
          </table:table-cell>
          <table:table-cell office:value-type="float" office:value="5">
            <text:p>5</text:p>
          </table:table-cell>
          <table:table-cell table:formula="of:=COMPLEX([.D9]*COS(RADIANS([.A10]));[.D9]*SIN(RADIANS([.A10])))" office:value-type="string" office:string-value="3.06161699786838e-16+5i">
            <text:p>3.06161699786838e-16+5i</text:p>
          </table:table-cell>
          <table:table-cell table:formula="of:=COMPLEX([.E9]*COS(RADIANS([.B10]));[.E9]*SIN(RADIANS([.B10])))" office:value-type="string" office:string-value="-0.115942207494127+132.859949410665i">
            <text:p>-0.115942207494127+132.859949410665i</text:p>
          </table:table-cell>
          <table:table-cell table:formula="of:=COMPLEX([.F9]*COS(RADIANS([.C10]));[.F9]*SIN(RADIANS([.C10])))" office:value-type="string" office:string-value="-7.49146843999047+487.722468521405i">
            <text:p>-7.49146843999047+487.722468521405i</text:p>
          </table:table-cell>
          <table:table-cell table:formula="of:=COMPLEX([.G9]*COS(RADIANS([.D10]));[.G9]*SIN(RADIANS([.D10])))" office:value-type="string" office:string-value="3103.19201231326+7.0409314140623i">
            <text:p>3103.19201231326+7.0409314140623i</text:p>
          </table:table-cell>
          <table:table-cell table:formula="of:=COMPLEX([.H9]*COS(RADIANS([.E10]));[.H9]*SIN(RADIANS([.E10])))" office:value-type="string" office:string-value="-14.6200052819566+754.558377758511i">
            <text:p>-14.6200052819566+754.558377758511i</text:p>
          </table:table-cell>
          <table:table-cell table:formula="of:=COMPLEX([.I9]*COS(RADIANS([.F10]));[.I9]*SIN(RADIANS([.F10])))" office:value-type="string" office:string-value="0.10378561222387-66.071918486954i">
            <text:p>0.10378561222387-66.071918486954i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.05">
            <text:p>90.05</text:p>
          </table:table-cell>
          <table:table-cell office:value-type="float" office:value="90.88">
            <text:p>90.88</text:p>
          </table:table-cell>
          <table:table-cell office:value-type="float" office:value="0.13">
            <text:p>0.13</text:p>
          </table:table-cell>
          <table:table-cell office:value-type="float" office:value="91.11">
            <text:p>91.11</text:p>
          </table:table-cell>
          <table:table-cell office:value-type="float" office:value="-89.91">
            <text:p>-89.91</text:p>
          </table:table-cell>
          <table:table-cell office:value-type="float" office:value="-30.87">
            <text:p>-30.87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5.7967E+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1.9855E+02</text:p>
          </table:table-cell>
          <table:table-cell table:style-name="ce1" office:value-type="string">
            <text:p>7.2942E+02</text:p>
          </table:table-cell>
          <table:table-cell table:style-name="ce1" office:value-type="string">
            <text:p>2.9315E+03</text:p>
          </table:table-cell>
          <table:table-cell table:style-name="ce1" office:value-type="string">
            <text:p>1.1243E+03</text:p>
          </table:table-cell>
          <table:table-cell table:style-name="ce1" office:value-type="string">
            <text:p>9.8734E+01</text:p>
          </table:table-cell>
          <table:table-cell table:style-name="ce1" office:value-type="string">
            <text:p>1.7353E+01</text:p>
          </table:table-cell>
          <table:table-cell office:value-type="float" office:value="6">
            <text:p>6</text:p>
          </table:table-cell>
          <table:table-cell table:formula="of:=COMPLEX([.D11]*COS(RADIANS([.A12]));[.D11]*SIN(RADIANS([.A12])))" office:value-type="string" office:string-value="3.67394039744206e-16+6i">
            <text:p>3.67394039744206e-16+6i</text:p>
          </table:table-cell>
          <table:table-cell table:formula="of:=COMPLEX([.E11]*COS(RADIANS([.B12]));[.E11]*SIN(RADIANS([.B12])))" office:value-type="string" office:string-value="-0.242574525742913+198.549851819636i">
            <text:p>-0.242574525742913+198.549851819636i</text:p>
          </table:table-cell>
          <table:table-cell table:formula="of:=COMPLEX([.F11]*COS(RADIANS([.C12]));[.F11]*SIN(RADIANS([.C12])))" office:value-type="string" office:string-value="-11.0753535385522+729.335912281848i">
            <text:p>-11.0753535385522+729.335912281848i</text:p>
          </table:table-cell>
          <table:table-cell table:formula="of:=COMPLEX([.G11]*COS(RADIANS([.D12]));[.G11]*SIN(RADIANS([.D12])))" office:value-type="string" office:string-value="2931.48388161808+9.72120431735456i">
            <text:p>2931.48388161808+9.72120431735456i</text:p>
          </table:table-cell>
          <table:table-cell table:formula="of:=COMPLEX([.H11]*COS(RADIANS([.E12]));[.H11]*SIN(RADIANS([.E12])))" office:value-type="string" office:string-value="-20.7989144720002+1124.10759945691i">
            <text:p>-20.7989144720002+1124.10759945691i</text:p>
          </table:table-cell>
          <table:table-cell table:formula="of:=COMPLEX([.I11]*COS(RADIANS([.F12]));[.I11]*SIN(RADIANS([.F12])))" office:value-type="string" office:string-value="0.172323250878599-98.7338496195566i">
            <text:p>0.172323250878599-98.7338496195566i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.07">
            <text:p>90.07</text:p>
          </table:table-cell>
          <table:table-cell office:value-type="float" office:value="90.87">
            <text:p>90.87</text:p>
          </table:table-cell>
          <table:table-cell office:value-type="float" office:value="0.19">
            <text:p>0.19</text:p>
          </table:table-cell>
          <table:table-cell office:value-type="float" office:value="91.06">
            <text:p>91.06</text:p>
          </table:table-cell>
          <table:table-cell office:value-type="float" office:value="-89.9">
            <text:p>-89.9</text:p>
          </table:table-cell>
          <table:table-cell office:value-type="float" office:value="-21.41">
            <text:p>-21.4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8.0262E+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2.7519E+02</text:p>
          </table:table-cell>
          <table:table-cell table:style-name="ce1" office:value-type="string">
            <text:p>1.0117E+03</text:p>
          </table:table-cell>
          <table:table-cell table:style-name="ce1" office:value-type="string">
            <text:p>2.7318E+03</text:p>
          </table:table-cell>
          <table:table-cell table:style-name="ce1" office:value-type="string">
            <text:p>1.5522E+03</text:p>
          </table:table-cell>
          <table:table-cell table:style-name="ce1" office:value-type="string">
            <text:p>1.3683E+02</text:p>
          </table:table-cell>
          <table:table-cell table:style-name="ce1" office:value-type="string">
            <text:p>3.2984E+01</text:p>
          </table:table-cell>
          <table:table-cell office:value-type="float" office:value="7">
            <text:p>7</text:p>
          </table:table-cell>
          <table:table-cell table:formula="of:=COMPLEX([.D13]*COS(RADIANS([.A14]));[.D13]*SIN(RADIANS([.A14])))" office:value-type="string" office:string-value="4.28626379701574e-16+7i">
            <text:p>4.28626379701574e-16+7i</text:p>
          </table:table-cell>
          <table:table-cell table:formula="of:=COMPLEX([.E13]*COS(RADIANS([.B14]));[.E13]*SIN(RADIANS([.B14])))" office:value-type="string" office:string-value="-0.480296913011509+275.189580861768i">
            <text:p>-0.480296913011509+275.189580861768i</text:p>
          </table:table-cell>
          <table:table-cell table:formula="of:=COMPLEX([.F13]*COS(RADIANS([.C14]));[.F13]*SIN(RADIANS([.C14])))" office:value-type="string" office:string-value="-15.3614312398252+1011.58337097358i">
            <text:p>-15.3614312398252+1011.58337097358i</text:p>
          </table:table-cell>
          <table:table-cell table:formula="of:=COMPLEX([.G13]*COS(RADIANS([.D14]));[.G13]*SIN(RADIANS([.D14])))" office:value-type="string" office:string-value="2731.76737963332+13.3500401239042i">
            <text:p>2731.76737963332+13.3500401239042i</text:p>
          </table:table-cell>
          <table:table-cell table:formula="of:=COMPLEX([.H13]*COS(RADIANS([.E14]));[.H13]*SIN(RADIANS([.E14])))" office:value-type="string" office:string-value="-27.9022277581992+1551.94919558796i">
            <text:p>-27.9022277581992+1551.94919558796i</text:p>
          </table:table-cell>
          <table:table-cell table:formula="of:=COMPLEX([.I13]*COS(RADIANS([.F14]));[.I13]*SIN(RADIANS([.F14])))" office:value-type="string" office:string-value="0.286575872349968-136.829699898339i">
            <text:p>0.286575872349968-136.829699898339i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.1">
            <text:p>90.1</text:p>
          </table:table-cell>
          <table:table-cell office:value-type="float" office:value="90.87">
            <text:p>90.87</text:p>
          </table:table-cell>
          <table:table-cell office:value-type="float" office:value="0.28">
            <text:p>0.28</text:p>
          </table:table-cell>
          <table:table-cell office:value-type="float" office:value="91.03">
            <text:p>91.03</text:p>
          </table:table-cell>
          <table:table-cell office:value-type="float" office:value="-89.88">
            <text:p>-89.88</text:p>
          </table:table-cell>
          <table:table-cell office:value-type="float" office:value="-15.44">
            <text:p>-15.44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.0523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3.6138E+02</text:p>
          </table:table-cell>
          <table:table-cell table:style-name="ce1" office:value-type="string">
            <text:p>1.3297E+03</text:p>
          </table:table-cell>
          <table:table-cell table:style-name="ce1" office:value-type="string">
            <text:p>2.5082E+03</text:p>
          </table:table-cell>
          <table:table-cell table:style-name="ce1" office:value-type="string">
            <text:p>2.0290E+03</text:p>
          </table:table-cell>
          <table:table-cell table:style-name="ce1" office:value-type="string">
            <text:p>1.7966E+02</text:p>
          </table:table-cell>
          <table:table-cell table:style-name="ce1" office:value-type="string">
            <text:p>5.7598E+01</text:p>
          </table:table-cell>
          <table:table-cell office:value-type="float" office:value="8">
            <text:p>8</text:p>
          </table:table-cell>
          <table:table-cell table:formula="of:=COMPLEX([.D15]*COS(RADIANS([.A16]));[.D15]*SIN(RADIANS([.A16])))" office:value-type="string" office:string-value="-0.00139626339450789+7.99999987815303i">
            <text:p>-0.00139626339450789+7.99999987815303i</text:p>
          </table:table-cell>
          <table:table-cell table:formula="of:=COMPLEX([.E15]*COS(RADIANS([.B16]));[.E15]*SIN(RADIANS([.B16])))" office:value-type="string" office:string-value="-0.883017040443636+361.378921190634i">
            <text:p>-0.883017040443636+361.378921190634i</text:p>
          </table:table-cell>
          <table:table-cell table:formula="of:=COMPLEX([.F15]*COS(RADIANS([.C16]));[.F15]*SIN(RADIANS([.C16])))" office:value-type="string" office:string-value="-19.9578236153523+1329.55021540239i">
            <text:p>-19.9578236153523+1329.55021540239i</text:p>
          </table:table-cell>
          <table:table-cell table:formula="of:=COMPLEX([.G15]*COS(RADIANS([.D16]));[.G15]*SIN(RADIANS([.D16])))" office:value-type="string" office:string-value="2508.13887693527+17.5103970793472i">
            <text:p>2508.13887693527+17.5103970793472i</text:p>
          </table:table-cell>
          <table:table-cell table:formula="of:=COMPLEX([.H15]*COS(RADIANS([.E16]));[.H15]*SIN(RADIANS([.E16])))" office:value-type="string" office:string-value="-35.765005490037+2028.68476219996i">
            <text:p>-35.765005490037+2028.68476219996i</text:p>
          </table:table-cell>
          <table:table-cell table:formula="of:=COMPLEX([.I15]*COS(RADIANS([.F16]));[.I15]*SIN(RADIANS([.F16])))" office:value-type="string" office:string-value="0.470348242833538-179.659384315238i">
            <text:p>0.470348242833538-179.659384315238i</text:p>
          </table:table-cell>
        </table:table-row>
        <table:table-row table:style-name="ro1">
          <table:table-cell office:value-type="float" office:value="90.01">
            <text:p>90.01</text:p>
          </table:table-cell>
          <table:table-cell office:value-type="float" office:value="90.14">
            <text:p>90.14</text:p>
          </table:table-cell>
          <table:table-cell office:value-type="float" office:value="90.86">
            <text:p>90.86</text:p>
          </table:table-cell>
          <table:table-cell office:value-type="float" office:value="0.4">
            <text:p>0.4</text:p>
          </table:table-cell>
          <table:table-cell office:value-type="float" office:value="91.01">
            <text:p>91.01</text:p>
          </table:table-cell>
          <table:table-cell office:value-type="float" office:value="-89.85">
            <text:p>-89.85</text:p>
          </table:table-cell>
          <table:table-cell office:value-type="float" office:value="-11.54">
            <text:p>-11.54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.3233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4.5557E+02</text:p>
          </table:table-cell>
          <table:table-cell table:style-name="ce1" office:value-type="string">
            <text:p>1.6780E+03</text:p>
          </table:table-cell>
          <table:table-cell table:style-name="ce1" office:value-type="string">
            <text:p>2.2650E+03</text:p>
          </table:table-cell>
          <table:table-cell table:style-name="ce1" office:value-type="string">
            <text:p>2.5443E+03</text:p>
          </table:table-cell>
          <table:table-cell table:style-name="ce1" office:value-type="string">
            <text:p>2.2645E+02</text:p>
          </table:table-cell>
          <table:table-cell table:style-name="ce1" office:value-type="string">
            <text:p>9.3779E+01</text:p>
          </table:table-cell>
          <table:table-cell office:value-type="float" office:value="9">
            <text:p>9</text:p>
          </table:table-cell>
          <table:table-cell table:formula="of:=COMPLEX([.D17]*COS(RADIANS([.A18]));[.D17]*SIN(RADIANS([.A18])))" office:value-type="string" office:string-value="-0.00157079631882138+8.99999986292216i">
            <text:p>-0.00157079631882138+8.99999986292216i</text:p>
          </table:table-cell>
          <table:table-cell table:formula="of:=COMPLEX([.E17]*COS(RADIANS([.B18]));[.E17]*SIN(RADIANS([.B18])))" office:value-type="string" office:string-value="-1.43121301094224+455.567751854011i">
            <text:p>-1.43121301094224+455.567751854011i</text:p>
          </table:table-cell>
          <table:table-cell table:formula="of:=COMPLEX([.F17]*COS(RADIANS([.C18]));[.F17]*SIN(RADIANS([.C18])))" office:value-type="string" office:string-value="-25.1855516481622+1677.81098100715i">
            <text:p>-25.1855516481622+1677.81098100715i</text:p>
          </table:table-cell>
          <table:table-cell table:formula="of:=COMPLEX([.G17]*COS(RADIANS([.D18]));[.G17]*SIN(RADIANS([.D18])))" office:value-type="string" office:string-value="2264.89940480177+21.3468060510712i">
            <text:p>2264.89940480177+21.3468060510712i</text:p>
          </table:table-cell>
          <table:table-cell table:formula="of:=COMPLEX([.H17]*COS(RADIANS([.E18]));[.H17]*SIN(RADIANS([.E18])))" office:value-type="string" office:string-value="-44.4041576983803+2543.91249078641i">
            <text:p>-44.4041576983803+2543.91249078641i</text:p>
          </table:table-cell>
          <table:table-cell table:formula="of:=COMPLEX([.I17]*COS(RADIANS([.F18]));[.I17]*SIN(RADIANS([.F18])))" office:value-type="string" office:string-value="0.750935261014836-226.448754901045i">
            <text:p>0.750935261014836-226.448754901045i</text:p>
          </table:table-cell>
        </table:table-row>
        <table:table-row table:style-name="ro1">
          <table:table-cell office:value-type="float" office:value="90.01">
            <text:p>90.01</text:p>
          </table:table-cell>
          <table:table-cell office:value-type="float" office:value="90.18">
            <text:p>90.18</text:p>
          </table:table-cell>
          <table:table-cell office:value-type="float" office:value="90.86">
            <text:p>90.86</text:p>
          </table:table-cell>
          <table:table-cell office:value-type="float" office:value="0.54">
            <text:p>0.54</text:p>
          </table:table-cell>
          <table:table-cell office:value-type="float" office:value="91">
            <text:p>91</text:p>
          </table:table-cell>
          <table:table-cell office:value-type="float" office:value="-89.81">
            <text:p>-89.81</text:p>
          </table:table-cell>
          <table:table-cell office:value-type="float" office:value="-8.91">
            <text:p>-8.9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.6095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5.5612E+02</text:p>
          </table:table-cell>
          <table:table-cell table:style-name="ce1" office:value-type="string">
            <text:p>2.0506E+03</text:p>
          </table:table-cell>
          <table:table-cell table:style-name="ce1" office:value-type="string">
            <text:p>2.0069E+03</text:p>
          </table:table-cell>
          <table:table-cell table:style-name="ce1" office:value-type="string">
            <text:p>3.0872E+03</text:p>
          </table:table-cell>
          <table:table-cell table:style-name="ce1" office:value-type="string">
            <text:p>2.7638E+02</text:p>
          </table:table-cell>
          <table:table-cell table:style-name="ce1" office:value-type="string">
            <text:p>1.4434E+02</text:p>
          </table:table-cell>
          <table:table-cell office:value-type="float" office:value="10">
            <text:p>10</text:p>
          </table:table-cell>
          <table:table-cell table:formula="of:=COMPLEX([.D19]*COS(RADIANS([.A20]));[.D19]*SIN(RADIANS([.A20])))" office:value-type="string" office:string-value="-0.00349065843310014+9.99999939076517i">
            <text:p>-0.00349065843310014+9.99999939076517i</text:p>
          </table:table-cell>
          <table:table-cell table:formula="of:=COMPLEX([.E19]*COS(RADIANS([.B20]));[.E19]*SIN(RADIANS([.B20])))" office:value-type="string" office:string-value="-2.23240276272572+556.115519274462i">
            <text:p>-2.23240276272572+556.115519274462i</text:p>
          </table:table-cell>
          <table:table-cell table:formula="of:=COMPLEX([.F19]*COS(RADIANS([.C20]));[.F19]*SIN(RADIANS([.C20])))" office:value-type="string" office:string-value="-30.7780048925634+2050.36900932852i">
            <text:p>-30.7780048925634+2050.36900932852i</text:p>
          </table:table-cell>
          <table:table-cell table:formula="of:=COMPLEX([.G19]*COS(RADIANS([.D20]));[.G19]*SIN(RADIANS([.D20])))" office:value-type="string" office:string-value="2006.73261833835+25.9192688347106i">
            <text:p>2006.73261833835+25.9192688347106i</text:p>
          </table:table-cell>
          <table:table-cell table:formula="of:=COMPLEX([.H19]*COS(RADIANS([.E20]));[.H19]*SIN(RADIANS([.E20])))" office:value-type="string" office:string-value="-53.8790691531816+3086.72980448681i">
            <text:p>-53.8790691531816+3086.72980448681i</text:p>
          </table:table-cell>
          <table:table-cell table:formula="of:=COMPLEX([.I19]*COS(RADIANS([.F20]));[.I19]*SIN(RADIANS([.F20])))" office:value-type="string" office:string-value="1.15769445131453-276.377575326866i">
            <text:p>1.15769445131453-276.377575326866i</text:p>
          </table:table-cell>
        </table:table-row>
        <table:table-row table:style-name="ro1">
          <table:table-cell office:value-type="float" office:value="90.02">
            <text:p>90.02</text:p>
          </table:table-cell>
          <table:table-cell office:value-type="float" office:value="90.23">
            <text:p>90.23</text:p>
          </table:table-cell>
          <table:table-cell office:value-type="float" office:value="90.86">
            <text:p>90.86</text:p>
          </table:table-cell>
          <table:table-cell office:value-type="float" office:value="0.74">
            <text:p>0.74</text:p>
          </table:table-cell>
          <table:table-cell office:value-type="float" office:value="91">
            <text:p>91</text:p>
          </table:table-cell>
          <table:table-cell office:value-type="float" office:value="-89.76">
            <text:p>-89.76</text:p>
          </table:table-cell>
          <table:table-cell office:value-type="float" office:value="-7.06">
            <text:p>-7.0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.9043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6.6133E+02</text:p>
          </table:table-cell>
          <table:table-cell table:style-name="ce1" office:value-type="string">
            <text:p>2.4415E+03</text:p>
          </table:table-cell>
          <table:table-cell table:style-name="ce1" office:value-type="string">
            <text:p>1.7386E+03</text:p>
          </table:table-cell>
          <table:table-cell table:style-name="ce1" office:value-type="string">
            <text:p>3.6463E+03</text:p>
          </table:table-cell>
          <table:table-cell table:style-name="ce1" office:value-type="string">
            <text:p>3.2861E+02</text:p>
          </table:table-cell>
          <table:table-cell table:style-name="ce1" office:value-type="string">
            <text:p>2.1209E+02</text:p>
          </table:table-cell>
          <table:table-cell office:value-type="float" office:value="11">
            <text:p>11</text:p>
          </table:table-cell>
          <table:table-cell table:formula="of:=COMPLEX([.D21]*COS(RADIANS([.A22]));[.D21]*SIN(RADIANS([.A22])))" office:value-type="string" office:string-value="-0.0057595862684097+10.9999984921438i">
            <text:p>-0.0057595862684097+10.9999984921438i</text:p>
          </table:table-cell>
          <table:table-cell table:formula="of:=COMPLEX([.E21]*COS(RADIANS([.B22]));[.E21]*SIN(RADIANS([.B22])))" office:value-type="string" office:string-value="-3.4626999606326+661.320934651991i">
            <text:p>-3.4626999606326+661.320934651991i</text:p>
          </table:table-cell>
          <table:table-cell table:formula="of:=COMPLEX([.F21]*COS(RADIANS([.C22]));[.F21]*SIN(RADIANS([.C22])))" office:value-type="string" office:string-value="-37.0712013166286+2441.21854327566i">
            <text:p>-37.0712013166286+2441.21854327566i</text:p>
          </table:table-cell>
          <table:table-cell table:formula="of:=COMPLEX([.G21]*COS(RADIANS([.D22]));[.G21]*SIN(RADIANS([.D22])))" office:value-type="string" office:string-value="1738.3404721321+30.0393566433332i">
            <text:p>1738.3404721321+30.0393566433332i</text:p>
          </table:table-cell>
          <table:table-cell table:formula="of:=COMPLEX([.H21]*COS(RADIANS([.E22]));[.H21]*SIN(RADIANS([.E22])))" office:value-type="string" office:string-value="-64.2730110982365+3645.73348861986i">
            <text:p>-64.2730110982365+3645.73348861986i</text:p>
          </table:table-cell>
          <table:table-cell table:formula="of:=COMPLEX([.I21]*COS(RADIANS([.F22]));[.I21]*SIN(RADIANS([.F22])))" office:value-type="string" office:string-value="1.77794252651101-328.605190190862i">
            <text:p>1.77794252651101-328.605190190862i</text:p>
          </table:table-cell>
        </table:table-row>
        <table:table-row table:style-name="ro1">
          <table:table-cell office:value-type="float" office:value="90.03">
            <text:p>90.03</text:p>
          </table:table-cell>
          <table:table-cell office:value-type="float" office:value="90.3">
            <text:p>90.3</text:p>
          </table:table-cell>
          <table:table-cell office:value-type="float" office:value="90.87">
            <text:p>90.87</text:p>
          </table:table-cell>
          <table:table-cell office:value-type="float" office:value="0.99">
            <text:p>0.99</text:p>
          </table:table-cell>
          <table:table-cell office:value-type="float" office:value="91.01">
            <text:p>91.01</text:p>
          </table:table-cell>
          <table:table-cell office:value-type="float" office:value="-89.69">
            <text:p>-89.69</text:p>
          </table:table-cell>
          <table:table-cell office:value-type="float" office:value="-5.71">
            <text:p>-5.7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2.2003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7.6946E+02</text:p>
          </table:table-cell>
          <table:table-cell table:style-name="ce1" office:value-type="string">
            <text:p>2.8445E+03</text:p>
          </table:table-cell>
          <table:table-cell table:style-name="ce1" office:value-type="string">
            <text:p>1.4649E+03</text:p>
          </table:table-cell>
          <table:table-cell table:style-name="ce1" office:value-type="string">
            <text:p>4.2103E+03</text:p>
          </table:table-cell>
          <table:table-cell table:style-name="ce1" office:value-type="string">
            <text:p>3.8225E+02</text:p>
          </table:table-cell>
          <table:table-cell table:style-name="ce1" office:value-type="string">
            <text:p>2.9984E+02</text:p>
          </table:table-cell>
          <table:table-cell office:value-type="float" office:value="12">
            <text:p>12</text:p>
          </table:table-cell>
          <table:table-cell table:formula="of:=COMPLEX([.D23]*COS(RADIANS([.A24]));[.D23]*SIN(RADIANS([.A24])))" office:value-type="string" office:string-value="-0.0104719741828204+11.999995430739i">
            <text:p>-0.0104719741828204+11.999995430739i</text:p>
          </table:table-cell>
          <table:table-cell table:formula="of:=COMPLEX([.E23]*COS(RADIANS([.B24]));[.E23]*SIN(RADIANS([.B24])))" office:value-type="string" office:string-value="-4.96892133515541+769.443955997294i">
            <text:p>-4.96892133515541+769.443955997294i</text:p>
          </table:table-cell>
          <table:table-cell table:formula="of:=COMPLEX([.F23]*COS(RADIANS([.C24]));[.F23]*SIN(RADIANS([.C24])))" office:value-type="string" office:string-value="-44.1830657566606+2844.15683581274i">
            <text:p>-44.1830657566606+2844.15683581274i</text:p>
          </table:table-cell>
          <table:table-cell table:formula="of:=COMPLEX([.G23]*COS(RADIANS([.D24]));[.G23]*SIN(RADIANS([.D24])))" office:value-type="string" office:string-value="1464.48734211847+34.7683012927468i">
            <text:p>1464.48734211847+34.7683012927468i</text:p>
          </table:table-cell>
          <table:table-cell table:formula="of:=COMPLEX([.H23]*COS(RADIANS([.E24]));[.H23]*SIN(RADIANS([.E24])))" office:value-type="string" office:string-value="-75.6840288173858+4209.6196998995i">
            <text:p>-75.6840288173858+4209.6196998995i</text:p>
          </table:table-cell>
          <table:table-cell table:formula="of:=COMPLEX([.I23]*COS(RADIANS([.F24]));[.I23]*SIN(RADIANS([.F24])))" office:value-type="string" office:string-value="2.53515941931605-382.241593062187i">
            <text:p>2.53515941931605-382.241593062187i</text:p>
          </table:table-cell>
        </table:table-row>
        <table:table-row table:style-name="ro1">
          <table:table-cell office:value-type="float" office:value="90.05">
            <text:p>90.05</text:p>
          </table:table-cell>
          <table:table-cell office:value-type="float" office:value="90.37">
            <text:p>90.37</text:p>
          </table:table-cell>
          <table:table-cell office:value-type="float" office:value="90.89">
            <text:p>90.89</text:p>
          </table:table-cell>
          <table:table-cell office:value-type="float" office:value="1.36">
            <text:p>1.36</text:p>
          </table:table-cell>
          <table:table-cell office:value-type="float" office:value="91.03">
            <text:p>91.03</text:p>
          </table:table-cell>
          <table:table-cell office:value-type="float" office:value="-89.62">
            <text:p>-89.62</text:p>
          </table:table-cell>
          <table:table-cell office:value-type="float" office:value="-4.7">
            <text:p>-4.7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2.4898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8.7878E+02</text:p>
          </table:table-cell>
          <table:table-cell table:style-name="ce1" office:value-type="string">
            <text:p>3.2533E+03</text:p>
          </table:table-cell>
          <table:table-cell table:style-name="ce1" office:value-type="string">
            <text:p>1.1903E+03</text:p>
          </table:table-cell>
          <table:table-cell table:style-name="ce1" office:value-type="string">
            <text:p>4.7681E+03</text:p>
          </table:table-cell>
          <table:table-cell table:style-name="ce1" office:value-type="string">
            <text:p>4.3646E+02</text:p>
          </table:table-cell>
          <table:table-cell table:style-name="ce1" office:value-type="string">
            <text:p>4.1028E+02</text:p>
          </table:table-cell>
          <table:table-cell office:value-type="float" office:value="13">
            <text:p>13</text:p>
          </table:table-cell>
          <table:table-cell table:formula="of:=COMPLEX([.D25]*COS(RADIANS([.A26]));[.D25]*SIN(RADIANS([.A26])))" office:value-type="string" office:string-value="-0.0158824922420442+12.9999902979364i">
            <text:p>-0.0158824922420442+12.9999902979364i</text:p>
          </table:table-cell>
          <table:table-cell table:formula="of:=COMPLEX([.E25]*COS(RADIANS([.B26]));[.E25]*SIN(RADIANS([.B26])))" office:value-type="string" office:string-value="-7.05522223061011+878.751678370674i">
            <text:p>-7.05522223061011+878.751678370674i</text:p>
          </table:table-cell>
          <table:table-cell table:formula="of:=COMPLEX([.F25]*COS(RADIANS([.C26]));[.F25]*SIN(RADIANS([.C26])))" office:value-type="string" office:string-value="-52.2360881072432+3252.88061279526i">
            <text:p>-52.2360881072432+3252.88061279526i</text:p>
          </table:table-cell>
          <table:table-cell table:formula="of:=COMPLEX([.G25]*COS(RADIANS([.D26]));[.G25]*SIN(RADIANS([.D26])))" office:value-type="string" office:string-value="1189.65246178972+39.256975910708i">
            <text:p>1189.65246178972+39.256975910708i</text:p>
          </table:table-cell>
          <table:table-cell table:formula="of:=COMPLEX([.H25]*COS(RADIANS([.E26]));[.H25]*SIN(RADIANS([.E26])))" office:value-type="string" office:string-value="-88.2071547575771+4767.28403893135i">
            <text:p>-88.2071547575771+4767.28403893135i</text:p>
          </table:table-cell>
          <table:table-cell table:formula="of:=COMPLEX([.I25]*COS(RADIANS([.F26]));[.I25]*SIN(RADIANS([.F26])))" office:value-type="string" office:string-value="3.58026195208372-436.445315388256i">
            <text:p>3.58026195208372-436.445315388256i</text:p>
          </table:table-cell>
        </table:table-row>
        <table:table-row table:style-name="ro1">
          <table:table-cell office:value-type="float" office:value="90.07">
            <text:p>90.07</text:p>
          </table:table-cell>
          <table:table-cell office:value-type="float" office:value="90.46">
            <text:p>90.46</text:p>
          </table:table-cell>
          <table:table-cell office:value-type="float" office:value="90.92">
            <text:p>90.92</text:p>
          </table:table-cell>
          <table:table-cell office:value-type="float" office:value="1.89">
            <text:p>1.89</text:p>
          </table:table-cell>
          <table:table-cell office:value-type="float" office:value="91.06">
            <text:p>91.06</text:p>
          </table:table-cell>
          <table:table-cell office:value-type="float" office:value="-89.53">
            <text:p>-89.53</text:p>
          </table:table-cell>
          <table:table-cell office:value-type="float" office:value="-3.93">
            <text:p>-3.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2.7644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9.8761E+02</text:p>
          </table:table-cell>
          <table:table-cell table:style-name="ce1" office:value-type="string">
            <text:p>3.6618E+03</text:p>
          </table:table-cell>
          <table:table-cell table:style-name="ce1" office:value-type="string">
            <text:p>9.1943E+02</text:p>
          </table:table-cell>
          <table:table-cell table:style-name="ce1" office:value-type="string">
            <text:p>5.3090E+03</text:p>
          </table:table-cell>
          <table:table-cell table:style-name="ce1" office:value-type="string">
            <text:p>4.9038E+02</text:p>
          </table:table-cell>
          <table:table-cell table:style-name="ce1" office:value-type="string">
            <text:p>5.4596E+02</text:p>
          </table:table-cell>
          <table:table-cell office:value-type="float" office:value="14">
            <text:p>14</text:p>
          </table:table-cell>
          <table:table-cell table:formula="of:=COMPLEX([.D27]*COS(RADIANS([.A28]));[.D27]*SIN(RADIANS([.A28])))" office:value-type="string" office:string-value="-0.0244345971225739+13.999978676786i">
            <text:p>-0.0244345971225739+13.999978676786i</text:p>
          </table:table-cell>
          <table:table-cell table:formula="of:=COMPLEX([.E27]*COS(RADIANS([.B28]));[.E27]*SIN(RADIANS([.B28])))" office:value-type="string" office:string-value="-9.65259220246033+987.5628281602i">
            <text:p>-9.65259220246033+987.5628281602i</text:p>
          </table:table-cell>
          <table:table-cell table:formula="of:=COMPLEX([.F27]*COS(RADIANS([.C28]));[.F27]*SIN(RADIANS([.C28])))" office:value-type="string" office:string-value="-61.3511772188352+3661.28601355505i">
            <text:p>-61.3511772188352+3661.28601355505i</text:p>
          </table:table-cell>
          <table:table-cell table:formula="of:=COMPLEX([.G27]*COS(RADIANS([.D28]));[.G27]*SIN(RADIANS([.D28])))" office:value-type="string" office:string-value="918.378857087248+43.9522440282552i">
            <text:p>918.378857087248+43.9522440282552i</text:p>
          </table:table-cell>
          <table:table-cell table:formula="of:=COMPLEX([.H27]*COS(RADIANS([.E28]));[.H27]*SIN(RADIANS([.E28])))" office:value-type="string" office:string-value="-101.919221699952+5308.02161565381i">
            <text:p>-101.919221699952+5308.02161565381i</text:p>
          </table:table-cell>
          <table:table-cell table:formula="of:=COMPLEX([.I27]*COS(RADIANS([.F28]));[.I27]*SIN(RADIANS([.F28])))" office:value-type="string" office:string-value="4.87840451360596-490.355733696876i">
            <text:p>4.87840451360596-490.355733696876i</text:p>
          </table:table-cell>
        </table:table-row>
        <table:table-row table:style-name="ro1">
          <table:table-cell office:value-type="float" office:value="90.1">
            <text:p>90.1</text:p>
          </table:table-cell>
          <table:table-cell office:value-type="float" office:value="90.56">
            <text:p>90.56</text:p>
          </table:table-cell>
          <table:table-cell office:value-type="float" office:value="90.96">
            <text:p>90.96</text:p>
          </table:table-cell>
          <table:table-cell office:value-type="float" office:value="2.74">
            <text:p>2.74</text:p>
          </table:table-cell>
          <table:table-cell office:value-type="float" office:value="91.1">
            <text:p>91.1</text:p>
          </table:table-cell>
          <table:table-cell office:value-type="float" office:value="-89.43">
            <text:p>-89.43</text:p>
          </table:table-cell>
          <table:table-cell office:value-type="float" office:value="-3.32">
            <text:p>-3.3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3.0156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.0943E+03</text:p>
          </table:table-cell>
          <table:table-cell table:style-name="ce1" office:value-type="string">
            <text:p>4.0640E+03</text:p>
          </table:table-cell>
          <table:table-cell table:style-name="ce1" office:value-type="string">
            <text:p>6.5636E+02</text:p>
          </table:table-cell>
          <table:table-cell table:style-name="ce1" office:value-type="string">
            <text:p>5.8230E+03</text:p>
          </table:table-cell>
          <table:table-cell table:style-name="ce1" office:value-type="string">
            <text:p>5.4323E+02</text:p>
          </table:table-cell>
          <table:table-cell table:style-name="ce1" office:value-type="string">
            <text:p>7.0918E+02</text:p>
          </table:table-cell>
          <table:table-cell office:value-type="float" office:value="15">
            <text:p>15</text:p>
          </table:table-cell>
          <table:table-cell table:formula="of:=COMPLEX([.D29]*COS(RADIANS([.A30]));[.D29]*SIN(RADIANS([.A30])))" office:value-type="string" office:string-value="-0.0340338912125951+14.9999613897586i">
            <text:p>-0.0340338912125951+14.9999613897586i</text:p>
          </table:table-cell>
          <table:table-cell table:formula="of:=COMPLEX([.E29]*COS(RADIANS([.B30]));[.E29]*SIN(RADIANS([.B30])))" office:value-type="string" office:string-value="-12.7961308287049+1094.22518205158i">
            <text:p>-12.7961308287049+1094.22518205158i</text:p>
          </table:table-cell>
          <table:table-cell table:formula="of:=COMPLEX([.F29]*COS(RADIANS([.C30]));[.F29]*SIN(RADIANS([.C30])))" office:value-type="string" office:string-value="-71.6357724551554+4063.36859220336i">
            <text:p>-71.6357724551554+4063.36859220336i</text:p>
          </table:table-cell>
          <table:table-cell table:formula="of:=COMPLEX([.G29]*COS(RADIANS([.D30]));[.G29]*SIN(RADIANS([.D30])))" office:value-type="string" office:string-value="654.57207082203+48.4133628222542i">
            <text:p>654.57207082203+48.4133628222542i</text:p>
          </table:table-cell>
          <table:table-cell table:formula="of:=COMPLEX([.H29]*COS(RADIANS([.E30]));[.H29]*SIN(RADIANS([.E30])))" office:value-type="string" office:string-value="-117.883352269397+5821.80663671147i">
            <text:p>-117.883352269397+5821.80663671147i</text:p>
          </table:table-cell>
          <table:table-cell table:formula="of:=COMPLEX([.I29]*COS(RADIANS([.F30]));[.I29]*SIN(RADIANS([.F30])))" office:value-type="string" office:string-value="6.54183681799071-543.190608599824i">
            <text:p>6.54183681799071-543.190608599824i</text:p>
          </table:table-cell>
        </table:table-row>
        <table:table-row table:style-name="ro1">
          <table:table-cell office:value-type="float" office:value="90.13">
            <text:p>90.13</text:p>
          </table:table-cell>
          <table:table-cell office:value-type="float" office:value="90.67">
            <text:p>90.67</text:p>
          </table:table-cell>
          <table:table-cell office:value-type="float" office:value="91.01">
            <text:p>91.01</text:p>
          </table:table-cell>
          <table:table-cell office:value-type="float" office:value="4.23">
            <text:p>4.23</text:p>
          </table:table-cell>
          <table:table-cell office:value-type="float" office:value="91.16">
            <text:p>91.16</text:p>
          </table:table-cell>
          <table:table-cell office:value-type="float" office:value="-89.31">
            <text:p>-89.31</text:p>
          </table:table-cell>
          <table:table-cell office:value-type="float" office:value="-2.84">
            <text:p>-2.84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3.2345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1.1974E+03</text:p>
          </table:table-cell>
          <table:table-cell table:style-name="ce1" office:value-type="string">
            <text:p>4.4542E+03</text:p>
          </table:table-cell>
          <table:table-cell table:style-name="ce1" office:value-type="string">
            <text:p>4.0534E+02</text:p>
          </table:table-cell>
          <table:table-cell table:style-name="ce1" office:value-type="string">
            <text:p>6.3009E+03</text:p>
          </table:table-cell>
          <table:table-cell table:style-name="ce1" office:value-type="string">
            <text:p>5.9424E+02</text:p>
          </table:table-cell>
          <table:table-cell table:style-name="ce1" office:value-type="string">
            <text:p>9.0200E+02</text:p>
          </table:table-cell>
          <table:table-cell office:value-type="float" office:value="16">
            <text:p>16</text:p>
          </table:table-cell>
          <table:table-cell table:formula="of:=COMPLEX([.D31]*COS(RADIANS([.A32]));[.D31]*SIN(RADIANS([.A32])))" office:value-type="string" office:string-value="-0.0474728860000294+15.9999295725042i">
            <text:p>-0.0474728860000294+15.9999295725042i</text:p>
          </table:table-cell>
          <table:table-cell table:formula="of:=COMPLEX([.E31]*COS(RADIANS([.B32]));[.E31]*SIN(RADIANS([.B32])))" office:value-type="string" office:string-value="-16.7183147380925+1197.28328224874i">
            <text:p>-16.7183147380925+1197.28328224874i</text:p>
          </table:table-cell>
          <table:table-cell table:formula="of:=COMPLEX([.F31]*COS(RADIANS([.C32]));[.F31]*SIN(RADIANS([.C32])))" office:value-type="string" office:string-value="-84.7319853490767+4453.39400128248i">
            <text:p>-84.7319853490767+4453.39400128248i</text:p>
          </table:table-cell>
          <table:table-cell table:formula="of:=COMPLEX([.G31]*COS(RADIANS([.D32]));[.G31]*SIN(RADIANS([.D32])))" office:value-type="string" office:string-value="401.87226010926+52.9074867544757i">
            <text:p>401.87226010926+52.9074867544757i</text:p>
          </table:table-cell>
          <table:table-cell table:formula="of:=COMPLEX([.H31]*COS(RADIANS([.E32]));[.H31]*SIN(RADIANS([.E32])))" office:value-type="string" office:string-value="-135.254495172548+6299.44815293654i">
            <text:p>-135.254495172548+6299.44815293654i</text:p>
          </table:table-cell>
          <table:table-cell table:formula="of:=COMPLEX([.I31]*COS(RADIANS([.F32]));[.I31]*SIN(RADIANS([.F32])))" office:value-type="string" office:string-value="8.50429420665075-594.179143508123i">
            <text:p>8.50429420665075-594.179143508123i</text:p>
          </table:table-cell>
        </table:table-row>
        <table:table-row table:style-name="ro1">
          <table:table-cell office:value-type="float" office:value="90.17">
            <text:p>90.17</text:p>
          </table:table-cell>
          <table:table-cell office:value-type="float" office:value="90.8">
            <text:p>90.8</text:p>
          </table:table-cell>
          <table:table-cell office:value-type="float" office:value="91.09">
            <text:p>91.09</text:p>
          </table:table-cell>
          <table:table-cell office:value-type="float" office:value="7.5">
            <text:p>7.5</text:p>
          </table:table-cell>
          <table:table-cell office:value-type="float" office:value="91.23">
            <text:p>91.23</text:p>
          </table:table-cell>
          <table:table-cell office:value-type="float" office:value="-89.18">
            <text:p>-89.18</text:p>
          </table:table-cell>
          <table:table-cell office:value-type="float" office:value="-2.45">
            <text:p>-2.45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3.4124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.2956E+03</text:p>
          </table:table-cell>
          <table:table-cell table:style-name="ce1" office:value-type="string">
            <text:p>4.8271E+03</text:p>
          </table:table-cell>
          <table:table-cell table:style-name="ce1" office:value-type="string">
            <text:p>1.7316E+02</text:p>
          </table:table-cell>
          <table:table-cell table:style-name="ce1" office:value-type="string">
            <text:p>6.7345E+03</text:p>
          </table:table-cell>
          <table:table-cell table:style-name="ce1" office:value-type="string">
            <text:p>6.4274E+02</text:p>
          </table:table-cell>
          <table:table-cell table:style-name="ce1" office:value-type="string">
            <text:p>1.1261E+03</text:p>
          </table:table-cell>
          <table:table-cell office:value-type="float" office:value="17">
            <text:p>17</text:p>
          </table:table-cell>
          <table:table-cell table:formula="of:=COMPLEX([.D33]*COS(RADIANS([.A34]));[.D33]*SIN(RADIANS([.A34])))" office:value-type="string" office:string-value="-0.0593410740588025+16.9998964301824i">
            <text:p>-0.0593410740588025+16.9998964301824i</text:p>
          </table:table-cell>
          <table:table-cell table:formula="of:=COMPLEX([.E33]*COS(RADIANS([.B34]));[.E33]*SIN(RADIANS([.B34])))" office:value-type="string" office:string-value="-21.0286883728907+1295.42933202291i">
            <text:p>-21.0286883728907+1295.42933202291i</text:p>
          </table:table-cell>
          <table:table-cell table:formula="of:=COMPLEX([.F33]*COS(RADIANS([.C34]));[.F33]*SIN(RADIANS([.C34])))" office:value-type="string" office:string-value="-99.4065426709074+4826.07633065146i">
            <text:p>-99.4065426709074+4826.07633065146i</text:p>
          </table:table-cell>
          <table:table-cell table:formula="of:=COMPLEX([.G33]*COS(RADIANS([.D34]));[.G33]*SIN(RADIANS([.D34])))" office:value-type="string" office:string-value="163.428572776152+57.2318722422217i">
            <text:p>163.428572776152+57.2318722422217i</text:p>
          </table:table-cell>
          <table:table-cell table:formula="of:=COMPLEX([.H33]*COS(RADIANS([.E34]));[.H33]*SIN(RADIANS([.E34])))" office:value-type="string" office:string-value="-156.31309519044+6732.68568004418i">
            <text:p>-156.31309519044+6732.68568004418i</text:p>
          </table:table-cell>
          <table:table-cell table:formula="of:=COMPLEX([.I33]*COS(RADIANS([.F34]));[.I33]*SIN(RADIANS([.F34])))" office:value-type="string" office:string-value="10.768708188769-642.64978217062i">
            <text:p>10.768708188769-642.64978217062i</text:p>
          </table:table-cell>
        </table:table-row>
        <table:table-row table:style-name="ro1">
          <table:table-cell office:value-type="float" office:value="90.2">
            <text:p>90.2</text:p>
          </table:table-cell>
          <table:table-cell office:value-type="float" office:value="90.93">
            <text:p>90.93</text:p>
          </table:table-cell>
          <table:table-cell office:value-type="float" office:value="91.18">
            <text:p>91.18</text:p>
          </table:table-cell>
          <table:table-cell office:value-type="float" office:value="19.3">
            <text:p>19.3</text:p>
          </table:table-cell>
          <table:table-cell office:value-type="float" office:value="91.33">
            <text:p>91.33</text:p>
          </table:table-cell>
          <table:table-cell office:value-type="float" office:value="-89.04">
            <text:p>-89.04</text:p>
          </table:table-cell>
          <table:table-cell office:value-type="float" office:value="-2.12">
            <text:p>-2.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3.5405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.3875E+03</text:p>
          </table:table-cell>
          <table:table-cell table:style-name="ce1" office:value-type="string">
            <text:p>5.1777E+03</text:p>
          </table:table-cell>
          <table:table-cell table:style-name="ce1" office:value-type="string">
            <text:p>8.4454E+01</text:p>
          </table:table-cell>
          <table:table-cell table:style-name="ce1" office:value-type="string">
            <text:p>7.1167E+03</text:p>
          </table:table-cell>
          <table:table-cell table:style-name="ce1" office:value-type="string">
            <text:p>6.8812E+02</text:p>
          </table:table-cell>
          <table:table-cell table:style-name="ce1" office:value-type="string">
            <text:p>1.3830E+03</text:p>
          </table:table-cell>
          <table:table-cell office:value-type="float" office:value="18">
            <text:p>18</text:p>
          </table:table-cell>
          <table:table-cell table:formula="of:=COMPLEX([.D35]*COS(RADIANS([.A36]));[.D35]*SIN(RADIANS([.A36])))" office:value-type="string" office:string-value="-0.0753980031972681+17.9998420865605i">
            <text:p>-0.0753980031972681+17.9998420865605i</text:p>
          </table:table-cell>
          <table:table-cell table:formula="of:=COMPLEX([.E35]*COS(RADIANS([.B36]));[.E35]*SIN(RADIANS([.B36])))" office:value-type="string" office:string-value="-25.9100882942579+1387.258057221i">
            <text:p>-25.9100882942579+1387.258057221i</text:p>
          </table:table-cell>
          <table:table-cell table:formula="of:=COMPLEX([.F35]*COS(RADIANS([.C36]));[.F35]*SIN(RADIANS([.C36])))" office:value-type="string" office:string-value="-116.564758727012+5176.38773151924i">
            <text:p>-116.564758727012+5176.38773151924i</text:p>
          </table:table-cell>
          <table:table-cell table:formula="of:=COMPLEX([.G35]*COS(RADIANS([.D36]));[.G35]*SIN(RADIANS([.D36])))" office:value-type="string" office:string-value="-58.1129097525565+61.2810560947771i">
            <text:p>-58.1129097525565+61.2810560947771i</text:p>
          </table:table-cell>
          <table:table-cell table:formula="of:=COMPLEX([.H35]*COS(RADIANS([.E36]));[.H35]*SIN(RADIANS([.E36])))" office:value-type="string" office:string-value="-178.843350241599+7114.45246987246i">
            <text:p>-178.843350241599+7114.45246987246i</text:p>
          </table:table-cell>
          <table:table-cell table:formula="of:=COMPLEX([.I35]*COS(RADIANS([.F36]));[.I35]*SIN(RADIANS([.F36])))" office:value-type="string" office:string-value="13.2101440640744-687.993187825146i">
            <text:p>13.2101440640744-687.993187825146i</text:p>
          </table:table-cell>
        </table:table-row>
        <table:table-row table:style-name="ro1">
          <table:table-cell office:value-type="float" office:value="90.24">
            <text:p>90.24</text:p>
          </table:table-cell>
          <table:table-cell office:value-type="float" office:value="91.07">
            <text:p>91.07</text:p>
          </table:table-cell>
          <table:table-cell office:value-type="float" office:value="91.29">
            <text:p>91.29</text:p>
          </table:table-cell>
          <table:table-cell office:value-type="float" office:value="133.48">
            <text:p>133.48</text:p>
          </table:table-cell>
          <table:table-cell office:value-type="float" office:value="91.44">
            <text:p>91.44</text:p>
          </table:table-cell>
          <table:table-cell office:value-type="float" office:value="-88.9">
            <text:p>-88.9</text:p>
          </table:table-cell>
          <table:table-cell office:value-type="float" office:value="-1.85">
            <text:p>-1.85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3.6107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.4722E+03</text:p>
          </table:table-cell>
          <table:table-cell table:style-name="ce1" office:value-type="string">
            <text:p>5.5015E+03</text:p>
          </table:table-cell>
          <table:table-cell table:style-name="ce1" office:value-type="string">
            <text:p>2.6862E+02</text:p>
          </table:table-cell>
          <table:table-cell table:style-name="ce1" office:value-type="string">
            <text:p>7.4418E+03</text:p>
          </table:table-cell>
          <table:table-cell table:style-name="ce1" office:value-type="string">
            <text:p>7.2991E+02</text:p>
          </table:table-cell>
          <table:table-cell table:style-name="ce1" office:value-type="string">
            <text:p>1.6735E+03</text:p>
          </table:table-cell>
          <table:table-cell office:value-type="float" office:value="19">
            <text:p>19</text:p>
          </table:table-cell>
          <table:table-cell table:formula="of:=COMPLEX([.D37]*COS(RADIANS([.A38]));[.D37]*SIN(RADIANS([.A38])))" office:value-type="string" office:string-value="-0.0862189691423318+18.9998043750287i">
            <text:p>-0.0862189691423318+18.9998043750287i</text:p>
          </table:table-cell>
          <table:table-cell table:formula="of:=COMPLEX([.E37]*COS(RADIANS([.B38]));[.E37]*SIN(RADIANS([.B38])))" office:value-type="string" office:string-value="-31.3452107028335+1471.86627034048i">
            <text:p>-31.3452107028335+1471.86627034048i</text:p>
          </table:table-cell>
          <table:table-cell table:formula="of:=COMPLEX([.F37]*COS(RADIANS([.C38]));[.F37]*SIN(RADIANS([.C38])))" office:value-type="string" office:string-value="-136.333432400079+5499.81049175424i">
            <text:p>-136.333432400079+5499.81049175424i</text:p>
          </table:table-cell>
          <table:table-cell table:formula="of:=COMPLEX([.G37]*COS(RADIANS([.D38]));[.G37]*SIN(RADIANS([.D38])))" office:value-type="string" office:string-value="-260.652176054959+64.9395681985534i">
            <text:p>-260.652176054959+64.9395681985534i</text:p>
          </table:table-cell>
          <table:table-cell table:formula="of:=COMPLEX([.H37]*COS(RADIANS([.E38]));[.H37]*SIN(RADIANS([.E38])))" office:value-type="string" office:string-value="-205.190572996844+7438.97063233572i">
            <text:p>-205.190572996844+7438.97063233572i</text:p>
          </table:table-cell>
          <table:table-cell table:formula="of:=COMPLEX([.I37]*COS(RADIANS([.F38]));[.I37]*SIN(RADIANS([.F38])))" office:value-type="string" office:string-value="15.9229027355765-729.736301185896i">
            <text:p>15.9229027355765-729.736301185896i</text:p>
          </table:table-cell>
        </table:table-row>
        <table:table-row table:style-name="ro1">
          <table:table-cell office:value-type="float" office:value="90.26">
            <text:p>90.26</text:p>
          </table:table-cell>
          <table:table-cell office:value-type="float" office:value="91.22">
            <text:p>91.22</text:p>
          </table:table-cell>
          <table:table-cell office:value-type="float" office:value="91.42">
            <text:p>91.42</text:p>
          </table:table-cell>
          <table:table-cell office:value-type="float" office:value="166.01">
            <text:p>166.01</text:p>
          </table:table-cell>
          <table:table-cell office:value-type="float" office:value="91.58">
            <text:p>91.58</text:p>
          </table:table-cell>
          <table:table-cell office:value-type="float" office:value="-88.75">
            <text:p>-88.75</text:p>
          </table:table-cell>
          <table:table-cell office:value-type="float" office:value="-1.61">
            <text:p>-1.6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3.6157E+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1.5490E+03</text:p>
          </table:table-cell>
          <table:table-cell table:style-name="ce1" office:value-type="string">
            <text:p>5.7946E+03</text:p>
          </table:table-cell>
          <table:table-cell table:style-name="ce1" office:value-type="string">
            <text:p>4.4785E+02</text:p>
          </table:table-cell>
          <table:table-cell table:style-name="ce1" office:value-type="string">
            <text:p>7.7053E+03</text:p>
          </table:table-cell>
          <table:table-cell table:style-name="ce1" office:value-type="string">
            <text:p>7.6771E+02</text:p>
          </table:table-cell>
          <table:table-cell table:style-name="ce1" office:value-type="string">
            <text:p>1.9984E+03</text:p>
          </table:table-cell>
          <table:table-cell office:value-type="float" office:value="20">
            <text:p>20</text:p>
          </table:table-cell>
          <table:table-cell table:formula="of:=COMPLEX([.D39]*COS(RADIANS([.A40]));[.D39]*SIN(RADIANS([.A40])))" office:value-type="string" office:string-value="-0.0872661856949292+19.9998096144147i">
            <text:p>-0.0872661856949292+19.9998096144147i</text:p>
          </table:table-cell>
          <table:table-cell table:formula="of:=COMPLEX([.E39]*COS(RADIANS([.B40]));[.E39]*SIN(RADIANS([.B40])))" office:value-type="string" office:string-value="-36.7643516297801+1548.56365140386i">
            <text:p>-36.7643516297801+1548.56365140386i</text:p>
          </table:table-cell>
          <table:table-cell table:formula="of:=COMPLEX([.F39]*COS(RADIANS([.C40]));[.F39]*SIN(RADIANS([.C40])))" office:value-type="string" office:string-value="-157.7508719325+5792.45231507386i">
            <text:p>-157.7508719325+5792.45231507386i</text:p>
          </table:table-cell>
          <table:table-cell table:formula="of:=COMPLEX([.G39]*COS(RADIANS([.D40]));[.G39]*SIN(RADIANS([.D40])))" office:value-type="string" office:string-value="-442.637702462987+68.1284585051542i">
            <text:p>-442.637702462987+68.1284585051542i</text:p>
          </table:table-cell>
          <table:table-cell table:formula="of:=COMPLEX([.H39]*COS(RADIANS([.E40]));[.H39]*SIN(RADIANS([.E40])))" office:value-type="string" office:string-value="-232.619988938073+7701.78784638648i">
            <text:p>-232.619988938073+7701.78784638648i</text:p>
          </table:table-cell>
          <table:table-cell table:formula="of:=COMPLEX([.I39]*COS(RADIANS([.F40]));[.I39]*SIN(RADIANS([.F40])))" office:value-type="string" office:string-value="18.7568274895734-767.480830719912i">
            <text:p>18.7568274895734-767.480830719912i</text:p>
          </table:table-cell>
        </table:table-row>
        <table:table-row table:style-name="ro1">
          <table:table-cell office:value-type="float" office:value="90.25">
            <text:p>90.25</text:p>
          </table:table-cell>
          <table:table-cell office:value-type="float" office:value="91.36">
            <text:p>91.36</text:p>
          </table:table-cell>
          <table:table-cell office:value-type="float" office:value="91.56">
            <text:p>91.56</text:p>
          </table:table-cell>
          <table:table-cell office:value-type="float" office:value="171.25">
            <text:p>171.25</text:p>
          </table:table-cell>
          <table:table-cell office:value-type="float" office:value="91.73">
            <text:p>91.73</text:p>
          </table:table-cell>
          <table:table-cell office:value-type="float" office:value="-88.6">
            <text:p>-88.6</text:p>
          </table:table-cell>
          <table:table-cell office:value-type="float" office:value="-1.39">
            <text:p>-1.3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 table:number-rows-repeated="4">
          <table:table-cell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utput" table:style-name="ta1">
        <table:table-column table:style-name="co1" table:number-columns-repeated="21" table:default-cell-style-name="Default"/>
        <table:table-row table:style-name="ro1">
          <table:table-cell office:value-type="string">
            <text:p>Frequenc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Values</text:p>
          </table:table-cell>
          <table:table-cell table:number-columns-repeated="20"/>
        </table:table-row>
        <table:table-row table:style-name="ro1">
          <table:table-cell office:value-type="string">
            <text:p>x1 = </text:p>
          </table:table-cell>
          <table:table-cell table:number-matrix-columns-spanned="1" table:number-matrix-rows-spanned="6" table:formula="of:=TRANSPOSE([Input.L1:.Q1])" office:value-type="string" office:string-value="-0.00040156535226047+2.30079996495681i">
            <text:p>-0.00040156535226047+2.30079996495681i</text:p>
          </table:table-cell>
          <table:table-cell table:number-matrix-columns-spanned="1" table:number-matrix-rows-spanned="6" table:formula="of:=TRANSPOSE([Input.L3:.Q3])" office:value-type="string" office:string-value="1.22464679914735e-16+2i">
            <text:p>1.22464679914735e-16+2i</text:p>
          </table:table-cell>
          <table:table-cell table:number-matrix-columns-spanned="1" table:number-matrix-rows-spanned="6" table:formula="of:=TRANSPOSE([Input.L5:.Q5])" office:value-type="string" office:string-value="1.83697019872103e-16+3i">
            <text:p>1.83697019872103e-16+3i</text:p>
          </table:table-cell>
          <table:table-cell table:number-matrix-columns-spanned="1" table:number-matrix-rows-spanned="6" table:formula="of:=TRANSPOSE([Input.L7:.Q7])" office:value-type="string" office:string-value="2.44929359829471e-16+4i">
            <text:p>2.44929359829471e-16+4i</text:p>
          </table:table-cell>
          <table:table-cell table:number-matrix-columns-spanned="1" table:number-matrix-rows-spanned="6" table:formula="of:=TRANSPOSE([Input.L9:.Q9])" office:value-type="string" office:string-value="3.06161699786838e-16+5i">
            <text:p>3.06161699786838e-16+5i</text:p>
          </table:table-cell>
          <table:table-cell table:number-matrix-columns-spanned="1" table:number-matrix-rows-spanned="6" table:formula="of:=TRANSPOSE([Input.L11:.Q11])" office:value-type="string" office:string-value="3.67394039744206e-16+6i">
            <text:p>3.67394039744206e-16+6i</text:p>
          </table:table-cell>
          <table:table-cell table:number-matrix-columns-spanned="1" table:number-matrix-rows-spanned="6" table:formula="of:=TRANSPOSE([Input.L13:.Q13])" office:value-type="string" office:string-value="4.28626379701574e-16+7i">
            <text:p>4.28626379701574e-16+7i</text:p>
          </table:table-cell>
          <table:table-cell table:number-matrix-columns-spanned="1" table:number-matrix-rows-spanned="6" table:formula="of:=TRANSPOSE([Input.L15:.Q15])" office:value-type="string" office:string-value="-0.00139626339450789+7.99999987815303i">
            <text:p>-0.00139626339450789+7.99999987815303i</text:p>
          </table:table-cell>
          <table:table-cell table:number-matrix-columns-spanned="1" table:number-matrix-rows-spanned="6" table:formula="of:=TRANSPOSE([Input.L17:.Q17])" office:value-type="string" office:string-value="-0.00157079631882138+8.99999986292216i">
            <text:p>-0.00157079631882138+8.99999986292216i</text:p>
          </table:table-cell>
          <table:table-cell table:number-matrix-columns-spanned="1" table:number-matrix-rows-spanned="6" table:formula="of:=TRANSPOSE([Input.L19:.Q19])" office:value-type="string" office:string-value="-0.00349065843310014+9.99999939076517i">
            <text:p>-0.00349065843310014+9.99999939076517i</text:p>
          </table:table-cell>
          <table:table-cell table:number-matrix-columns-spanned="1" table:number-matrix-rows-spanned="6" table:formula="of:=TRANSPOSE([Input.L21:.Q21])" office:value-type="string" office:string-value="-0.0057595862684097+10.9999984921438i">
            <text:p>-0.0057595862684097+10.9999984921438i</text:p>
          </table:table-cell>
          <table:table-cell table:number-matrix-columns-spanned="1" table:number-matrix-rows-spanned="6" table:formula="of:=TRANSPOSE([Input.L23:.Q23])" office:value-type="string" office:string-value="-0.0104719741828204+11.999995430739i">
            <text:p>-0.0104719741828204+11.999995430739i</text:p>
          </table:table-cell>
          <table:table-cell table:number-matrix-columns-spanned="1" table:number-matrix-rows-spanned="6" table:formula="of:=TRANSPOSE([Input.L25:.Q25])" office:value-type="string" office:string-value="-0.0158824922420442+12.9999902979364i">
            <text:p>-0.0158824922420442+12.9999902979364i</text:p>
          </table:table-cell>
          <table:table-cell table:number-matrix-columns-spanned="1" table:number-matrix-rows-spanned="6" table:formula="of:=TRANSPOSE([Input.L27:.Q27])" office:value-type="string" office:string-value="-0.0244345971225739+13.999978676786i">
            <text:p>-0.0244345971225739+13.999978676786i</text:p>
          </table:table-cell>
          <table:table-cell table:number-matrix-columns-spanned="1" table:number-matrix-rows-spanned="6" table:formula="of:=TRANSPOSE([Input.L29:.Q29])" office:value-type="string" office:string-value="-0.0340338912125951+14.9999613897586i">
            <text:p>-0.0340338912125951+14.9999613897586i</text:p>
          </table:table-cell>
          <table:table-cell table:number-matrix-columns-spanned="1" table:number-matrix-rows-spanned="6" table:formula="of:=TRANSPOSE([Input.L31:.Q31])" office:value-type="string" office:string-value="-0.0474728860000294+15.9999295725042i">
            <text:p>-0.0474728860000294+15.9999295725042i</text:p>
          </table:table-cell>
          <table:table-cell table:number-matrix-columns-spanned="1" table:number-matrix-rows-spanned="6" table:formula="of:=TRANSPOSE([Input.L33:.Q33])" office:value-type="string" office:string-value="-0.0593410740588025+16.9998964301824i">
            <text:p>-0.0593410740588025+16.9998964301824i</text:p>
          </table:table-cell>
          <table:table-cell table:number-matrix-columns-spanned="1" table:number-matrix-rows-spanned="6" table:formula="of:=TRANSPOSE([Input.L35:.Q35])" office:value-type="string" office:string-value="-0.0753980031972681+17.9998420865605i">
            <text:p>-0.0753980031972681+17.9998420865605i</text:p>
          </table:table-cell>
          <table:table-cell table:number-matrix-columns-spanned="1" table:number-matrix-rows-spanned="6" table:formula="of:=TRANSPOSE([Input.L37:.Q37])" office:value-type="string" office:string-value="-0.0862189691423318+18.9998043750287i">
            <text:p>-0.0862189691423318+18.9998043750287i</text:p>
          </table:table-cell>
          <table:table-cell table:number-matrix-columns-spanned="1" table:number-matrix-rows-spanned="6" table:formula="of:=TRANSPOSE([Input.L39:.Q39])" office:value-type="string" office:string-value="-0.0872661856949292+19.9998096144147i">
            <text:p>-0.0872661856949292+19.9998096144147i</text:p>
          </table:table-cell>
        </table:table-row>
        <table:table-row table:style-name="ro1">
          <table:table-cell office:value-type="string">
            <text:p>x2 = </text:p>
          </table:table-cell>
          <table:table-cell office:value-type="string" office:string-value="0.00147286589498824+8.4388998714682i">
            <text:p>0.00147286589498824+8.4388998714682i</text:p>
          </table:table-cell>
          <table:table-cell office:value-type="string" office:string-value="-0.00231535377394272+13.2659997979473i">
            <text:p>-0.00231535377394272+13.2659997979473i</text:p>
          </table:table-cell>
          <table:table-cell office:value-type="string" office:string-value="-0.00680678404822598+38.999999405996i">
            <text:p>-0.00680678404822598+38.999999405996i</text:p>
          </table:table-cell>
          <table:table-cell office:value-type="string" office:string-value="-0.0415397069640258+79.3349891249299i">
            <text:p>-0.0415397069640258+79.3349891249299i</text:p>
          </table:table-cell>
          <table:table-cell office:value-type="string" office:string-value="-0.115942207494127+132.859949410665i">
            <text:p>-0.115942207494127+132.859949410665i</text:p>
          </table:table-cell>
          <table:table-cell office:value-type="string" office:string-value="-0.242574525742913+198.549851819636i">
            <text:p>-0.242574525742913+198.549851819636i</text:p>
          </table:table-cell>
          <table:table-cell office:value-type="string" office:string-value="-0.480296913011509+275.189580861768i">
            <text:p>-0.480296913011509+275.189580861768i</text:p>
          </table:table-cell>
          <table:table-cell office:value-type="string" office:string-value="-0.883017040443636+361.378921190634i">
            <text:p>-0.883017040443636+361.378921190634i</text:p>
          </table:table-cell>
          <table:table-cell office:value-type="string" office:string-value="-1.43121301094224+455.567751854011i">
            <text:p>-1.43121301094224+455.567751854011i</text:p>
          </table:table-cell>
          <table:table-cell office:value-type="string" office:string-value="-2.23240276272572+556.115519274462i">
            <text:p>-2.23240276272572+556.115519274462i</text:p>
          </table:table-cell>
          <table:table-cell office:value-type="string" office:string-value="-3.4626999606326+661.320934651991i">
            <text:p>-3.4626999606326+661.320934651991i</text:p>
          </table:table-cell>
          <table:table-cell office:value-type="string" office:string-value="-4.96892133515541+769.443955997294i">
            <text:p>-4.96892133515541+769.443955997294i</text:p>
          </table:table-cell>
          <table:table-cell office:value-type="string" office:string-value="-7.05522223061011+878.751678370674i">
            <text:p>-7.05522223061011+878.751678370674i</text:p>
          </table:table-cell>
          <table:table-cell office:value-type="string" office:string-value="-9.65259220246033+987.5628281602i">
            <text:p>-9.65259220246033+987.5628281602i</text:p>
          </table:table-cell>
          <table:table-cell office:value-type="string" office:string-value="-12.7961308287049+1094.22518205158i">
            <text:p>-12.7961308287049+1094.22518205158i</text:p>
          </table:table-cell>
          <table:table-cell office:value-type="string" office:string-value="-16.7183147380925+1197.28328224874i">
            <text:p>-16.7183147380925+1197.28328224874i</text:p>
          </table:table-cell>
          <table:table-cell office:value-type="string" office:string-value="-21.0286883728907+1295.42933202291i">
            <text:p>-21.0286883728907+1295.42933202291i</text:p>
          </table:table-cell>
          <table:table-cell office:value-type="string" office:string-value="-25.9100882942579+1387.258057221i">
            <text:p>-25.9100882942579+1387.258057221i</text:p>
          </table:table-cell>
          <table:table-cell office:value-type="string" office:string-value="-31.3452107028335+1471.86627034048i">
            <text:p>-31.3452107028335+1471.86627034048i</text:p>
          </table:table-cell>
          <table:table-cell office:value-type="string" office:string-value="-36.7643516297801+1548.56365140386i">
            <text:p>-36.7643516297801+1548.56365140386i</text:p>
          </table:table-cell>
        </table:table-row>
        <table:table-row table:style-name="ro1">
          <table:table-cell office:value-type="string">
            <text:p>x3 = </text:p>
          </table:table-cell>
          <table:table-cell office:value-type="string" office:string-value="-84.8929721871868+3448.95537565699i">
            <text:p>-84.8929721871868+3448.95537565699i</text:p>
          </table:table-cell>
          <table:table-cell office:value-type="string" office:string-value="-0.874618535997412+48.647138327105i">
            <text:p>-0.874618535997412+48.647138327105i</text:p>
          </table:table-cell>
          <table:table-cell office:value-type="string" office:string-value="-2.32214761153865+143.051153544703i">
            <text:p>-2.32214761153865+143.051153544703i</text:p>
          </table:table-cell>
          <table:table-cell office:value-type="string" office:string-value="-4.57302836216349+291.104082780711i">
            <text:p>-4.57302836216349+291.104082780711i</text:p>
          </table:table-cell>
          <table:table-cell office:value-type="string" office:string-value="-7.49146843999047+487.722468521405i">
            <text:p>-7.49146843999047+487.722468521405i</text:p>
          </table:table-cell>
          <table:table-cell office:value-type="string" office:string-value="-11.0753535385522+729.335912281848i">
            <text:p>-11.0753535385522+729.335912281848i</text:p>
          </table:table-cell>
          <table:table-cell office:value-type="string" office:string-value="-15.3614312398252+1011.58337097358i">
            <text:p>-15.3614312398252+1011.58337097358i</text:p>
          </table:table-cell>
          <table:table-cell office:value-type="string" office:string-value="-19.9578236153523+1329.55021540239i">
            <text:p>-19.9578236153523+1329.55021540239i</text:p>
          </table:table-cell>
          <table:table-cell office:value-type="string" office:string-value="-25.1855516481622+1677.81098100715i">
            <text:p>-25.1855516481622+1677.81098100715i</text:p>
          </table:table-cell>
          <table:table-cell office:value-type="string" office:string-value="-30.7780048925634+2050.36900932852i">
            <text:p>-30.7780048925634+2050.36900932852i</text:p>
          </table:table-cell>
          <table:table-cell office:value-type="string" office:string-value="-37.0712013166286+2441.21854327566i">
            <text:p>-37.0712013166286+2441.21854327566i</text:p>
          </table:table-cell>
          <table:table-cell office:value-type="string" office:string-value="-44.1830657566606+2844.15683581274i">
            <text:p>-44.1830657566606+2844.15683581274i</text:p>
          </table:table-cell>
          <table:table-cell office:value-type="string" office:string-value="-52.2360881072432+3252.88061279526i">
            <text:p>-52.2360881072432+3252.88061279526i</text:p>
          </table:table-cell>
          <table:table-cell office:value-type="string" office:string-value="-61.3511772188352+3661.28601355505i">
            <text:p>-61.3511772188352+3661.28601355505i</text:p>
          </table:table-cell>
          <table:table-cell office:value-type="string" office:string-value="-71.6357724551554+4063.36859220336i">
            <text:p>-71.6357724551554+4063.36859220336i</text:p>
          </table:table-cell>
          <table:table-cell office:value-type="string" office:string-value="-84.7319853490767+4453.39400128248i">
            <text:p>-84.7319853490767+4453.39400128248i</text:p>
          </table:table-cell>
          <table:table-cell office:value-type="string" office:string-value="-99.4065426709074+4826.07633065146i">
            <text:p>-99.4065426709074+4826.07633065146i</text:p>
          </table:table-cell>
          <table:table-cell office:value-type="string" office:string-value="-116.564758727012+5176.38773151924i">
            <text:p>-116.564758727012+5176.38773151924i</text:p>
          </table:table-cell>
          <table:table-cell office:value-type="string" office:string-value="-136.333432400079+5499.81049175424i">
            <text:p>-136.333432400079+5499.81049175424i</text:p>
          </table:table-cell>
          <table:table-cell office:value-type="string" office:string-value="-157.7508719325+5792.45231507386i">
            <text:p>-157.7508719325+5792.45231507386i</text:p>
          </table:table-cell>
        </table:table-row>
        <table:table-row table:style-name="ro1">
          <table:table-cell office:value-type="string">
            <text:p>x4 = </text:p>
          </table:table-cell>
          <table:table-cell office:value-type="string" office:string-value="13.314">
            <text:p>13.314</text:p>
          </table:table-cell>
          <table:table-cell office:value-type="string" office:string-value="3418.59994793174+0.596658255057573i">
            <text:p>3418.59994793174+0.596658255057573i</text:p>
          </table:table-cell>
          <table:table-cell office:value-type="string" office:string-value="3349.29918379593+2.33825231554253i">
            <text:p>3349.29918379593+2.33825231554253i</text:p>
          </table:table-cell>
          <table:table-cell office:value-type="string" office:string-value="3243.39757940976+3.96255964137321i">
            <text:p>3243.39757940976+3.96255964137321i</text:p>
          </table:table-cell>
          <table:table-cell office:value-type="string" office:string-value="3103.19201231326+7.0409314140623i">
            <text:p>3103.19201231326+7.0409314140623i</text:p>
          </table:table-cell>
          <table:table-cell office:value-type="string" office:string-value="2931.48388161808+9.72120431735456i">
            <text:p>2931.48388161808+9.72120431735456i</text:p>
          </table:table-cell>
          <table:table-cell office:value-type="string" office:string-value="2731.76737963332+13.3500401239042i">
            <text:p>2731.76737963332+13.3500401239042i</text:p>
          </table:table-cell>
          <table:table-cell office:value-type="string" office:string-value="2508.13887693527+17.5103970793472i">
            <text:p>2508.13887693527+17.5103970793472i</text:p>
          </table:table-cell>
          <table:table-cell office:value-type="string" office:string-value="2264.89940480177+21.3468060510712i">
            <text:p>2264.89940480177+21.3468060510712i</text:p>
          </table:table-cell>
          <table:table-cell office:value-type="string" office:string-value="2006.73261833835+25.9192688347106i">
            <text:p>2006.73261833835+25.9192688347106i</text:p>
          </table:table-cell>
          <table:table-cell office:value-type="string" office:string-value="1738.3404721321+30.0393566433332i">
            <text:p>1738.3404721321+30.0393566433332i</text:p>
          </table:table-cell>
          <table:table-cell office:value-type="string" office:string-value="1464.48734211847+34.7683012927468i">
            <text:p>1464.48734211847+34.7683012927468i</text:p>
          </table:table-cell>
          <table:table-cell office:value-type="string" office:string-value="1189.65246178972+39.256975910708i">
            <text:p>1189.65246178972+39.256975910708i</text:p>
          </table:table-cell>
          <table:table-cell office:value-type="string" office:string-value="918.378857087248+43.9522440282552i">
            <text:p>918.378857087248+43.9522440282552i</text:p>
          </table:table-cell>
          <table:table-cell office:value-type="string" office:string-value="654.57207082203+48.4133628222542i">
            <text:p>654.57207082203+48.4133628222542i</text:p>
          </table:table-cell>
          <table:table-cell office:value-type="string" office:string-value="401.87226010926+52.9074867544757i">
            <text:p>401.87226010926+52.9074867544757i</text:p>
          </table:table-cell>
          <table:table-cell office:value-type="string" office:string-value="163.428572776152+57.2318722422217i">
            <text:p>163.428572776152+57.2318722422217i</text:p>
          </table:table-cell>
          <table:table-cell office:value-type="string" office:string-value="-58.1129097525565+61.2810560947771i">
            <text:p>-58.1129097525565+61.2810560947771i</text:p>
          </table:table-cell>
          <table:table-cell office:value-type="string" office:string-value="-260.652176054959+64.9395681985534i">
            <text:p>-260.652176054959+64.9395681985534i</text:p>
          </table:table-cell>
          <table:table-cell office:value-type="string" office:string-value="-442.637702462987+68.1284585051542i">
            <text:p>-442.637702462987+68.1284585051542i</text:p>
          </table:table-cell>
        </table:table-row>
        <table:table-row table:style-name="ro1">
          <table:table-cell office:value-type="string">
            <text:p>x5 = </text:p>
          </table:table-cell>
          <table:table-cell office:value-type="string" office:string-value="-0.180885702099956+1.13183691527349i">
            <text:p>-0.180885702099956+1.13183691527349i</text:p>
          </table:table-cell>
          <table:table-cell office:value-type="string" office:string-value="-3.24154571738835+75.7606842720027i">
            <text:p>-3.24154571738835+75.7606842720027i</text:p>
          </table:table-cell>
          <table:table-cell office:value-type="string" office:string-value="-5.74776322813634+222.465761001268i">
            <text:p>-5.74776322813634+222.465761001268i</text:p>
          </table:table-cell>
          <table:table-cell office:value-type="string" office:string-value="-9.61988391506198+451.717577954922i">
            <text:p>-9.61988391506198+451.717577954922i</text:p>
          </table:table-cell>
          <table:table-cell office:value-type="string" office:string-value="-14.6200052819566+754.558377758511i">
            <text:p>-14.6200052819566+754.558377758511i</text:p>
          </table:table-cell>
          <table:table-cell office:value-type="string" office:string-value="-20.7989144720002+1124.10759945691i">
            <text:p>-20.7989144720002+1124.10759945691i</text:p>
          </table:table-cell>
          <table:table-cell office:value-type="string" office:string-value="-27.9022277581992+1551.94919558796i">
            <text:p>-27.9022277581992+1551.94919558796i</text:p>
          </table:table-cell>
          <table:table-cell office:value-type="string" office:string-value="-35.765005490037+2028.68476219996i">
            <text:p>-35.765005490037+2028.68476219996i</text:p>
          </table:table-cell>
          <table:table-cell office:value-type="string" office:string-value="-44.4041576983803+2543.91249078641i">
            <text:p>-44.4041576983803+2543.91249078641i</text:p>
          </table:table-cell>
          <table:table-cell office:value-type="string" office:string-value="-53.8790691531816+3086.72980448681i">
            <text:p>-53.8790691531816+3086.72980448681i</text:p>
          </table:table-cell>
          <table:table-cell office:value-type="string" office:string-value="-64.2730110982365+3645.73348861986i">
            <text:p>-64.2730110982365+3645.73348861986i</text:p>
          </table:table-cell>
          <table:table-cell office:value-type="string" office:string-value="-75.6840288173858+4209.6196998995i">
            <text:p>-75.6840288173858+4209.6196998995i</text:p>
          </table:table-cell>
          <table:table-cell office:value-type="string" office:string-value="-88.2071547575771+4767.28403893135i">
            <text:p>-88.2071547575771+4767.28403893135i</text:p>
          </table:table-cell>
          <table:table-cell office:value-type="string" office:string-value="-101.919221699952+5308.02161565381i">
            <text:p>-101.919221699952+5308.02161565381i</text:p>
          </table:table-cell>
          <table:table-cell office:value-type="string" office:string-value="-117.883352269397+5821.80663671147i">
            <text:p>-117.883352269397+5821.80663671147i</text:p>
          </table:table-cell>
          <table:table-cell office:value-type="string" office:string-value="-135.254495172548+6299.44815293654i">
            <text:p>-135.254495172548+6299.44815293654i</text:p>
          </table:table-cell>
          <table:table-cell office:value-type="string" office:string-value="-156.31309519044+6732.68568004418i">
            <text:p>-156.31309519044+6732.68568004418i</text:p>
          </table:table-cell>
          <table:table-cell office:value-type="string" office:string-value="-178.843350241599+7114.45246987246i">
            <text:p>-178.843350241599+7114.45246987246i</text:p>
          </table:table-cell>
          <table:table-cell office:value-type="string" office:string-value="-205.190572996844+7438.97063233572i">
            <text:p>-205.190572996844+7438.97063233572i</text:p>
          </table:table-cell>
          <table:table-cell office:value-type="string" office:string-value="-232.619988938073+7701.78784638648i">
            <text:p>-232.619988938073+7701.78784638648i</text:p>
          </table:table-cell>
        </table:table-row>
        <table:table-row table:style-name="ro1">
          <table:table-cell office:value-type="string">
            <text:p>x6 = </text:p>
          </table:table-cell>
          <table:table-cell office:value-type="string" office:string-value="0.00413803103250886-0.0737830529334074i">
            <text:p>0.00413803103250886-0.0737830529334074i</text:p>
          </table:table-cell>
          <table:table-cell office:value-type="string" office:string-value="0.0656472603793678-6.59857345546783i">
            <text:p>0.0656472603793678-6.59857345546783i</text:p>
          </table:table-cell>
          <table:table-cell office:value-type="string" office:string-value="0.0677151468039265-19.3988818146535i">
            <text:p>0.0677151468039265-19.3988818146535i</text:p>
          </table:table-cell>
          <table:table-cell office:value-type="string" office:string-value="0.0826405815331801-39.4579134589538i">
            <text:p>0.0826405815331801-39.4579134589538i</text:p>
          </table:table-cell>
          <table:table-cell office:value-type="string" office:string-value="0.10378561222387-66.071918486954i">
            <text:p>0.10378561222387-66.071918486954i</text:p>
          </table:table-cell>
          <table:table-cell office:value-type="string" office:string-value="0.172323250878599-98.7338496195566i">
            <text:p>0.172323250878599-98.7338496195566i</text:p>
          </table:table-cell>
          <table:table-cell office:value-type="string" office:string-value="0.286575872349968-136.829699898339i">
            <text:p>0.286575872349968-136.829699898339i</text:p>
          </table:table-cell>
          <table:table-cell office:value-type="string" office:string-value="0.470348242833538-179.659384315238i">
            <text:p>0.470348242833538-179.659384315238i</text:p>
          </table:table-cell>
          <table:table-cell office:value-type="string" office:string-value="0.750935261014836-226.448754901045i">
            <text:p>0.750935261014836-226.448754901045i</text:p>
          </table:table-cell>
          <table:table-cell office:value-type="string" office:string-value="1.15769445131453-276.377575326866i">
            <text:p>1.15769445131453-276.377575326866i</text:p>
          </table:table-cell>
          <table:table-cell office:value-type="string" office:string-value="1.77794252651101-328.605190190862i">
            <text:p>1.77794252651101-328.605190190862i</text:p>
          </table:table-cell>
          <table:table-cell office:value-type="string" office:string-value="2.53515941931605-382.241593062187i">
            <text:p>2.53515941931605-382.241593062187i</text:p>
          </table:table-cell>
          <table:table-cell office:value-type="string" office:string-value="3.58026195208372-436.445315388256i">
            <text:p>3.58026195208372-436.445315388256i</text:p>
          </table:table-cell>
          <table:table-cell office:value-type="string" office:string-value="4.87840451360596-490.355733696876i">
            <text:p>4.87840451360596-490.355733696876i</text:p>
          </table:table-cell>
          <table:table-cell office:value-type="string" office:string-value="6.54183681799071-543.190608599824i">
            <text:p>6.54183681799071-543.190608599824i</text:p>
          </table:table-cell>
          <table:table-cell office:value-type="string" office:string-value="8.50429420665075-594.179143508123i">
            <text:p>8.50429420665075-594.179143508123i</text:p>
          </table:table-cell>
          <table:table-cell office:value-type="string" office:string-value="10.768708188769-642.64978217062i">
            <text:p>10.768708188769-642.64978217062i</text:p>
          </table:table-cell>
          <table:table-cell office:value-type="string" office:string-value="13.2101440640744-687.993187825146i">
            <text:p>13.2101440640744-687.993187825146i</text:p>
          </table:table-cell>
          <table:table-cell office:value-type="string" office:string-value="15.9229027355765-729.736301185896i">
            <text:p>15.9229027355765-729.736301185896i</text:p>
          </table:table-cell>
          <table:table-cell office:value-type="string" office:string-value="18.7568274895734-767.480830719912i">
            <text:p>18.7568274895734-767.480830719912i</text:p>
          </table:table-cell>
        </table:table-row>
        <table:table-row table:style-name="ro1">
          <table:table-cell table:formula="of:=2^1.5" office:value-type="float" office:value="2.82842712474619">
            <text:p>2.8284271247</text:p>
          </table:table-cell>
          <table:table-cell table:number-columns-repeated="20"/>
        </table:table-row>
        <table:table-row table:style-name="ro1">
          <table:table-cell office:value-type="string">
            <text:p>x1 = </text:p>
          </table:table-cell>
          <table:table-cell table:formula="of:=COMPLEX(IMREAL([.B4])*[.$A$10];IMAGINARY([.B4])*[.$A$10])" office:value-type="string" office:string-value="-0.00113579833469177+6.50764502949893i">
            <text:p>-0.00113579833469177+6.50764502949893i</text:p>
          </table:table-cell>
          <table:table-cell table:formula="of:=COMPLEX(IMREAL([.C4])*[.$A$10];IMAGINARY([.C4])*[.$A$10])" office:value-type="string" office:string-value="3.46382422494196e-16+5.65685424949238i">
            <text:p>3.46382422494196e-16+5.65685424949238i</text:p>
          </table:table-cell>
          <table:table-cell table:formula="of:=COMPLEX(IMREAL([.D4])*[.$A$10];IMAGINARY([.D4])*[.$A$10])" office:value-type="string" office:string-value="5.19573633741296e-16+8.48528137423857i">
            <text:p>5.19573633741296e-16+8.48528137423857i</text:p>
          </table:table-cell>
          <table:table-cell table:formula="of:=COMPLEX(IMREAL([.E4])*[.$A$10];IMAGINARY([.E4])*[.$A$10])" office:value-type="string" office:string-value="6.92764844988396e-16+11.3137084989848i">
            <text:p>6.92764844988396e-16+11.3137084989848i</text:p>
          </table:table-cell>
          <table:table-cell table:formula="of:=COMPLEX(IMREAL([.F4])*[.$A$10];IMAGINARY([.F4])*[.$A$10])" office:value-type="string" office:string-value="8.65956056235492e-16+14.142135623731i">
            <text:p>8.65956056235492e-16+14.142135623731i</text:p>
          </table:table-cell>
          <table:table-cell table:formula="of:=COMPLEX(IMREAL([.G4])*[.$A$10];IMAGINARY([.G4])*[.$A$10])" office:value-type="string" office:string-value="1.03914726748259e-15+16.9705627484771i">
            <text:p>1.03914726748259e-15+16.9705627484771i</text:p>
          </table:table-cell>
          <table:table-cell table:formula="of:=COMPLEX(IMREAL([.H4])*[.$A$10];IMAGINARY([.H4])*[.$A$10])" office:value-type="string" office:string-value="1.21233847872969e-15+19.7989898732233i">
            <text:p>1.21233847872969e-15+19.7989898732233i</text:p>
          </table:table-cell>
          <table:table-cell table:formula="of:=COMPLEX(IMREAL([.I4])*[.$A$10];IMAGINARY([.I4])*[.$A$10])" office:value-type="string" office:string-value="-0.00394922925831631+22.6274166533342i">
            <text:p>-0.00394922925831631+22.6274166533342i</text:p>
          </table:table-cell>
          <table:table-cell table:formula="of:=COMPLEX(IMREAL([.J4])*[.$A$10];IMAGINARY([.J4])*[.$A$10])" office:value-type="string" office:string-value="-0.00444288291560586+25.455843735001i">
            <text:p>-0.00444288291560586+25.455843735001i</text:p>
          </table:table-cell>
          <table:table-cell table:formula="of:=COMPLEX(IMREAL([.K4])*[.$A$10];IMAGINARY([.K4])*[.$A$10])" office:value-type="string" office:string-value="-0.00987307299540447+28.2842695242856i">
            <text:p>-0.00987307299540447+28.2842695242856i</text:p>
          </table:table-cell>
          <table:table-cell table:formula="of:=COMPLEX(IMREAL([.L4])*[.$A$10];IMAGINARY([.L4])*[.$A$10])" office:value-type="string" office:string-value="-0.0162905700288857+31.1126941073467i">
            <text:p>-0.0162905700288857+31.1126941073467i</text:p>
          </table:table-cell>
          <table:table-cell table:formula="of:=COMPLEX(IMREAL([.M4])*[.$A$10];IMAGINARY([.M4])*[.$A$10])" office:value-type="string" office:string-value="-0.029619215828331+33.9411125731325i">
            <text:p>-0.029619215828331+33.9411125731325i</text:p>
          </table:table-cell>
          <table:table-cell table:formula="of:=COMPLEX(IMREAL([.N4])*[.$A$10];IMAGINARY([.N4])*[.$A$10])" office:value-type="string" office:string-value="-0.0449224718659688+36.7695251801206i">
            <text:p>-0.0449224718659688+36.7695251801206i</text:p>
          </table:table-cell>
          <table:table-cell table:formula="of:=COMPLEX(IMREAL([.O4])*[.$A$10];IMAGINARY([.O4])*[.$A$10])" office:value-type="string" office:string-value="-0.0691114772837332+39.5979194352898i">
            <text:p>-0.0691114772837332+39.5979194352898i</text:p>
          </table:table-cell>
          <table:table-cell table:formula="of:=COMPLEX(IMREAL([.P4])*[.$A$10];IMAGINARY([.P4])*[.$A$10])" office:value-type="string" office:string-value="-0.096262381066365+42.4262976649388i">
            <text:p>-0.096262381066365+42.4262976649388i</text:p>
          </table:table-cell>
          <table:table-cell table:formula="of:=COMPLEX(IMREAL([.Q4])*[.$A$10];IMAGINARY([.Q4])*[.$A$10])" office:value-type="string" office:string-value="-0.134273598452467+45.2546347968996i">
            <text:p>-0.134273598452467+45.2546347968996i</text:p>
          </table:table-cell>
          <table:table-cell table:formula="of:=COMPLEX(IMREAL([.R4])*[.$A$10];IMAGINARY([.R4])*[.$A$10])" office:value-type="string" office:string-value="-0.16784190347949+48.0829681810038i">
            <text:p>-0.16784190347949+48.0829681810038i</text:p>
          </table:table-cell>
          <table:table-cell table:formula="of:=COMPLEX(IMREAL([.S4])*[.$A$10];IMAGINARY([.S4])*[.$A$10])" office:value-type="string" office:string-value="-0.213257757394853+50.9112415987758i">
            <text:p>-0.213257757394853+50.9112415987758i</text:p>
          </table:table-cell>
          <table:table-cell table:formula="of:=COMPLEX(IMREAL([.T4])*[.$A$10];IMAGINARY([.T4])*[.$A$10])" office:value-type="string" office:string-value="-0.243864070989826+53.7395620592025i">
            <text:p>-0.243864070989826+53.7395620592025i</text:p>
          </table:table-cell>
          <table:table-cell table:formula="of:=COMPLEX(IMREAL([.U4])*[.$A$10];IMAGINARY([.U4])*[.$A$10])" office:value-type="string" office:string-value="-0.246826046692676+56.5680040031702i">
            <text:p>-0.246826046692676+56.5680040031702i</text:p>
          </table:table-cell>
        </table:table-row>
        <table:table-row table:style-name="ro1">
          <table:table-cell office:value-type="string">
            <text:p>x2 = </text:p>
          </table:table-cell>
          <table:table-cell table:formula="of:=COMPLEX(IMREAL([.B5])*[.$A$10];IMAGINARY([.B5])*[.$A$10])" office:value-type="string" office:string-value="0.00416589384849831+23.8688132994778i">
            <text:p>0.00416589384849831+23.8688132994778i</text:p>
          </table:table-cell>
          <table:table-cell table:formula="of:=COMPLEX(IMREAL([.C5])*[.$A$10];IMAGINARY([.C5])*[.$A$10])" office:value-type="string" office:string-value="-0.00654880941760305+37.5219136653916i">
            <text:p>-0.00654880941760305+37.5219136653916i</text:p>
          </table:table-cell>
          <table:table-cell table:formula="of:=COMPLEX(IMREAL([.D5])*[.$A$10];IMAGINARY([.D5])*[.$A$10])" office:value-type="string" office:string-value="-0.019252492634292+110.308656185004i">
            <text:p>-0.019252492634292+110.308656185004i</text:p>
          </table:table-cell>
          <table:table-cell table:formula="of:=COMPLEX(IMREAL([.E5])*[.$A$10];IMAGINARY([.E5])*[.$A$10])" office:value-type="string" office:string-value="-0.117492033931059+224.393235182396i">
            <text:p>-0.117492033931059+224.393235182396i</text:p>
          </table:table-cell>
          <table:table-cell table:formula="of:=COMPLEX(IMREAL([.F5])*[.$A$10];IMAGINARY([.F5])*[.$A$10])" office:value-type="string" office:string-value="-0.32793408457934+375.784684705532i">
            <text:p>-0.32793408457934+375.784684705532i</text:p>
          </table:table-cell>
          <table:table-cell table:formula="of:=COMPLEX(IMREAL([.G5])*[.$A$10];IMAGINARY([.G5])*[.$A$10])" office:value-type="string" office:string-value="-0.686104368383698+561.583786500995i">
            <text:p>-0.686104368383698+561.583786500995i</text:p>
          </table:table-cell>
          <table:table-cell table:formula="of:=COMPLEX(IMREAL([.H5])*[.$A$10];IMAGINARY([.H5])*[.$A$10])" office:value-type="string" office:string-value="-1.35848481669361+778.35367495696i">
            <text:p>-1.35848481669361+778.35367495696i</text:p>
          </table:table-cell>
          <table:table-cell table:formula="of:=COMPLEX(IMREAL([.I5])*[.$A$10];IMAGINARY([.I5])*[.$A$10])" office:value-type="string" office:string-value="-2.49754934880388+1022.13394300711i">
            <text:p>-2.49754934880388+1022.13394300711i</text:p>
          </table:table-cell>
          <table:table-cell table:formula="of:=COMPLEX(IMREAL([.J5])*[.$A$10];IMAGINARY([.J5])*[.$A$10])" office:value-type="string" office:string-value="-4.0480817014387+1288.54018650353i">
            <text:p>-4.0480817014387+1288.54018650353i</text:p>
          </table:table-cell>
          <table:table-cell table:formula="of:=COMPLEX(IMREAL([.K5])*[.$A$10];IMAGINARY([.K5])*[.$A$10])" office:value-type="string" office:string-value="-6.31418852745176+1572.9322192082i">
            <text:p>-6.31418852745176+1572.9322192082i</text:p>
          </table:table-cell>
          <table:table-cell table:formula="of:=COMPLEX(IMREAL([.L5])*[.$A$10];IMAGINARY([.L5])*[.$A$10])" office:value-type="string" office:string-value="-9.79399449351081+1870.49806973219i">
            <text:p>-9.79399449351081+1870.49806973219i</text:p>
          </table:table-cell>
          <table:table-cell table:formula="of:=COMPLEX(IMREAL([.M5])*[.$A$10];IMAGINARY([.M5])*[.$A$10])" office:value-type="string" office:string-value="-14.0542318850836+2176.31615611476i">
            <text:p>-14.0542318850836+2176.31615611476i</text:p>
          </table:table-cell>
          <table:table-cell table:formula="of:=COMPLEX(IMREAL([.N5])*[.$A$10];IMAGINARY([.N5])*[.$A$10])" office:value-type="string" office:string-value="-19.95518192817+2485.48508301985i">
            <text:p>-19.95518192817+2485.48508301985i</text:p>
          </table:table-cell>
          <table:table-cell table:formula="of:=COMPLEX(IMREAL([.O5])*[.$A$10];IMAGINARY([.O5])*[.$A$10])" office:value-type="string" office:string-value="-27.3016536095524+2793.24949055937i">
            <text:p>-27.3016536095524+2793.24949055937i</text:p>
          </table:table-cell>
          <table:table-cell table:formula="of:=COMPLEX(IMREAL([.P5])*[.$A$10];IMAGINARY([.P5])*[.$A$10])" office:value-type="string" office:string-value="-36.1929235277099+3094.93618549503i">
            <text:p>-36.1929235277099+3094.93618549503i</text:p>
          </table:table-cell>
          <table:table-cell table:formula="of:=COMPLEX(IMREAL([.Q5])*[.$A$10];IMAGINARY([.Q5])*[.$A$10])" office:value-type="string" office:string-value="-47.2865348852648+3386.42851151749i">
            <text:p>-47.2865348852648+3386.42851151749i</text:p>
          </table:table-cell>
          <table:table-cell table:formula="of:=COMPLEX(IMREAL([.R5])*[.$A$10];IMAGINARY([.R5])*[.$A$10])" office:value-type="string" office:string-value="-59.4781125917189+3664.02746088544i">
            <text:p>-59.4781125917189+3664.02746088544i</text:p>
          </table:table-cell>
          <table:table-cell table:formula="of:=COMPLEX(IMREAL([.S5])*[.$A$10];IMAGINARY([.S5])*[.$A$10])" office:value-type="string" office:string-value="-73.2847965360478+3923.75831806658i">
            <text:p>-73.2847965360478+3923.75831806658i</text:p>
          </table:table-cell>
          <table:table-cell table:formula="of:=COMPLEX(IMREAL([.T5])*[.$A$10];IMAGINARY([.T5])*[.$A$10])" office:value-type="string" office:string-value="-88.6576441827789+4163.06648303002i">
            <text:p>-88.6576441827789+4163.06648303002i</text:p>
          </table:table-cell>
          <table:table-cell table:formula="of:=COMPLEX(IMREAL([.U5])*[.$A$10];IMAGINARY([.U5])*[.$A$10])" office:value-type="string" office:string-value="-103.985289373377+4379.99943602668i">
            <text:p>-103.985289373377+4379.99943602668i</text:p>
          </table:table-cell>
        </table:table-row>
        <table:table-row table:style-name="ro1">
          <table:table-cell office:value-type="string">
            <text:p>x3 = </text:p>
          </table:table-cell>
          <table:table-cell table:formula="of:=COMPLEX(IMREAL([.B6])*[.$A$10];IMAGINARY([.B6])*[.$A$10])" office:value-type="string" office:string-value="-240.113585234563+9755.11893654742i">
            <text:p>-240.113585234563+9755.11893654742i</text:p>
          </table:table-cell>
          <table:table-cell table:formula="of:=COMPLEX(IMREAL([.C6])*[.$A$10];IMAGINARY([.C6])*[.$A$10])" office:value-type="string" office:string-value="-2.47379479102088+137.594885585664i">
            <text:p>-2.47379479102088+137.594885585664i</text:p>
          </table:table-cell>
          <table:table-cell table:formula="of:=COMPLEX(IMREAL([.D6])*[.$A$10];IMAGINARY([.D6])*[.$A$10])" office:value-type="string" office:string-value="-6.5680252921405+404.60976291207i">
            <text:p>-6.5680252921405+404.60976291207i</text:p>
          </table:table-cell>
          <table:table-cell table:formula="of:=COMPLEX(IMREAL([.E6])*[.$A$10];IMAGINARY([.E6])*[.$A$10])" office:value-type="string" office:string-value="-12.9344774617769+823.366683861323i">
            <text:p>-12.9344774617769+823.366683861323i</text:p>
          </table:table-cell>
          <table:table-cell table:formula="of:=COMPLEX(IMREAL([.F6])*[.$A$10];IMAGINARY([.F6])*[.$A$10])" office:value-type="string" office:string-value="-21.1890725398491+1379.48745931411i">
            <text:p>-21.1890725398491+1379.48745931411i</text:p>
          </table:table-cell>
          <table:table-cell table:formula="of:=COMPLEX(IMREAL([.G6])*[.$A$10];IMAGINARY([.G6])*[.$A$10])" office:value-type="string" office:string-value="-31.3258303645947+2062.87347734949i">
            <text:p>-31.3258303645947+2062.87347734949i</text:p>
          </table:table-cell>
          <table:table-cell table:formula="of:=COMPLEX(IMREAL([.H6])*[.$A$10];IMAGINARY([.H6])*[.$A$10])" office:value-type="string" office:string-value="-43.4486887936451+2861.18984540386i">
            <text:p>-43.4486887936451+2861.18984540386i</text:p>
          </table:table-cell>
          <table:table-cell table:formula="of:=COMPLEX(IMREAL([.I6])*[.$A$10];IMAGINARY([.I6])*[.$A$10])" office:value-type="string" office:string-value="-56.4492496645625+3760.53589295626i">
            <text:p>-56.4492496645625+3760.53589295626i</text:p>
          </table:table-cell>
          <table:table-cell table:formula="of:=COMPLEX(IMREAL([.J6])*[.$A$10];IMAGINARY([.J6])*[.$A$10])" office:value-type="string" office:string-value="-71.2354974333581+4745.56608887764i">
            <text:p>-71.2354974333581+4745.56608887764i</text:p>
          </table:table-cell>
          <table:table-cell table:formula="of:=COMPLEX(IMREAL([.K6])*[.$A$10];IMAGINARY([.K6])*[.$A$10])" office:value-type="string" office:string-value="-87.0533438836973+5799.31932172376i">
            <text:p>-87.0533438836973+5799.31932172376i</text:p>
          </table:table-cell>
          <table:table-cell table:formula="of:=COMPLEX(IMREAL([.L6])*[.$A$10];IMAGINARY([.L6])*[.$A$10])" office:value-type="string" office:string-value="-104.853191350879+6904.80874523426i">
            <text:p>-104.853191350879+6904.80874523426i</text:p>
          </table:table-cell>
          <table:table-cell table:formula="of:=COMPLEX(IMREAL([.M6])*[.$A$10];IMAGINARY([.M6])*[.$A$10])" office:value-type="string" office:string-value="-124.968581640583+8044.49034144505i">
            <text:p>-124.968581640583+8044.49034144505i</text:p>
          </table:table-cell>
          <table:table-cell table:formula="of:=COMPLEX(IMREAL([.N6])*[.$A$10];IMAGINARY([.N6])*[.$A$10])" office:value-type="string" office:string-value="-147.745968493159+9200.53575879112i">
            <text:p>-147.745968493159+9200.53575879112i</text:p>
          </table:table-cell>
          <table:table-cell table:formula="of:=COMPLEX(IMREAL([.O6])*[.$A$10];IMAGINARY([.O6])*[.$A$10])" office:value-type="string" office:string-value="-173.527333780864+10355.680672193i">
            <text:p>-173.527333780864+10355.680672193i</text:p>
          </table:table-cell>
          <table:table-cell table:formula="of:=COMPLEX(IMREAL([.P6])*[.$A$10];IMAGINARY([.P6])*[.$A$10])" office:value-type="string" office:string-value="-202.616561914308+11492.9419440297i">
            <text:p>-202.616561914308+11492.9419440297i</text:p>
          </table:table-cell>
          <table:table-cell table:formula="of:=COMPLEX(IMREAL([.Q6])*[.$A$10];IMAGINARY([.Q6])*[.$A$10])" office:value-type="string" office:string-value="-239.658245694925+12596.1003904093i">
            <text:p>-239.658245694925+12596.1003904093i</text:p>
          </table:table-cell>
          <table:table-cell table:formula="of:=COMPLEX(IMREAL([.R6])*[.$A$10];IMAGINARY([.R6])*[.$A$10])" office:value-type="string" office:string-value="-281.164161667634+13650.2051997102i">
            <text:p>-281.164161667634+13650.2051997102i</text:p>
          </table:table-cell>
          <table:table-cell table:formula="of:=COMPLEX(IMREAL([.S6])*[.$A$10];IMAGINARY([.S6])*[.$A$10])" office:value-type="string" office:string-value="-329.694925372976+14641.0354680324i">
            <text:p>-329.694925372976+14641.0354680324i</text:p>
          </table:table-cell>
          <table:table-cell table:formula="of:=COMPLEX(IMREAL([.T6])*[.$A$10];IMAGINARY([.T6])*[.$A$10])" office:value-type="string" office:string-value="-385.609178210135+15555.8131758414i">
            <text:p>-385.609178210135+15555.8131758414i</text:p>
          </table:table-cell>
          <table:table-cell table:formula="of:=COMPLEX(IMREAL([.U6])*[.$A$10];IMAGINARY([.U6])*[.$A$10])" office:value-type="string" office:string-value="-446.186845126245+16383.5292467538i">
            <text:p>-446.186845126245+16383.5292467538i</text:p>
          </table:table-cell>
        </table:table-row>
        <table:table-row table:style-name="ro1">
          <table:table-cell office:value-type="string">
            <text:p>x4 = </text:p>
          </table:table-cell>
          <table:table-cell table:formula="of:=COMPLEX(IMREAL([.B7])*[.$A$10];IMAGINARY([.B7])*[.$A$10])" office:value-type="string" office:string-value="37.6576787388708">
            <text:p>37.6576787388708</text:p>
          </table:table-cell>
          <table:table-cell table:formula="of:=COMPLEX(IMREAL([.C7])*[.$A$10];IMAGINARY([.C7])*[.$A$10])" office:value-type="string" office:string-value="9669.26082138605+1.68760439280857i">
            <text:p>9669.26082138605+1.68760439280857i</text:p>
          </table:table-cell>
          <table:table-cell table:formula="of:=COMPLEX(IMREAL([.D7])*[.$A$10];IMAGINARY([.D7])*[.$A$10])" office:value-type="string" office:string-value="9473.24866033868+6.61357627378108i">
            <text:p>9473.24866033868+6.61357627378108i</text:p>
          </table:table-cell>
          <table:table-cell table:formula="of:=COMPLEX(IMREAL([.E7])*[.$A$10];IMAGINARY([.E7])*[.$A$10])" office:value-type="string" office:string-value="9173.7136899387+11.2078111730845i">
            <text:p>9173.7136899387+11.2078111730845i</text:p>
          </table:table-cell>
          <table:table-cell table:formula="of:=COMPLEX(IMREAL([.F7])*[.$A$10];IMAGINARY([.F7])*[.$A$10])" office:value-type="string" office:string-value="8777.15246092254+19.9147613950114i">
            <text:p>8777.15246092254+19.9147613950114i</text:p>
          </table:table-cell>
          <table:table-cell table:formula="of:=COMPLEX(IMREAL([.G7])*[.$A$10];IMAGINARY([.G7])*[.$A$10])" office:value-type="string" office:string-value="8291.48852652483+27.4957179764054i">
            <text:p>8291.48852652483+27.4957179764054i</text:p>
          </table:table-cell>
          <table:table-cell table:formula="of:=COMPLEX(IMREAL([.H7])*[.$A$10];IMAGINARY([.H7])*[.$A$10])" office:value-type="string" office:string-value="7726.60495505171+37.7596156029006i">
            <text:p>7726.60495505171+37.7596156029006i</text:p>
          </table:table-cell>
          <table:table-cell table:formula="of:=COMPLEX(IMREAL([.I7])*[.$A$10];IMAGINARY([.I7])*[.$A$10])" office:value-type="string" office:string-value="7094.08803215417+49.5268820643021i">
            <text:p>7094.08803215417+49.5268820643021i</text:p>
          </table:table-cell>
          <table:table-cell table:formula="of:=COMPLEX(IMREAL([.J7])*[.$A$10];IMAGINARY([.J7])*[.$A$10])" office:value-type="string" office:string-value="6406.10291136283+60.3778852615459i">
            <text:p>6406.10291136283+60.3778852615459i</text:p>
          </table:table-cell>
          <table:table-cell table:formula="of:=COMPLEX(IMREAL([.K7])*[.$A$10];IMAGINARY([.K7])*[.$A$10])" office:value-type="string" office:string-value="5675.89696982113+73.310763025684i">
            <text:p>5675.89696982113+73.310763025684i</text:p>
          </table:table-cell>
          <table:table-cell table:formula="of:=COMPLEX(IMREAL([.L7])*[.$A$10];IMAGINARY([.L7])*[.$A$10])" office:value-type="string" office:string-value="4916.76934342253+84.9641311399283i">
            <text:p>4916.76934342253+84.9641311399283i</text:p>
          </table:table-cell>
          <table:table-cell table:formula="of:=COMPLEX(IMREAL([.M7])*[.$A$10];IMAGINARY([.M7])*[.$A$10])" office:value-type="string" office:string-value="4142.19572229533+98.3396064577531i">
            <text:p>4142.19572229533+98.3396064577531i</text:p>
          </table:table-cell>
          <table:table-cell table:formula="of:=COMPLEX(IMREAL([.N7])*[.$A$10];IMAGINARY([.N7])*[.$A$10])" office:value-type="string" office:string-value="3364.84529194713+111.035495501354i">
            <text:p>3364.84529194713+111.035495501354i</text:p>
          </table:table-cell>
          <table:table-cell table:formula="of:=COMPLEX(IMREAL([.O7])*[.$A$10];IMAGINARY([.O7])*[.$A$10])" office:value-type="string" office:string-value="2597.56767017898+124.315719202981i">
            <text:p>2597.56767017898+124.315719202981i</text:p>
          </table:table-cell>
          <table:table-cell table:formula="of:=COMPLEX(IMREAL([.P7])*[.$A$10];IMAGINARY([.P7])*[.$A$10])" office:value-type="string" office:string-value="1851.40940021431+136.933668606643i">
            <text:p>1851.40940021431+136.933668606643i</text:p>
          </table:table-cell>
          <table:table-cell table:formula="of:=COMPLEX(IMREAL([.Q7])*[.$A$10];IMAGINARY([.Q7])*[.$A$10])" office:value-type="string" office:string-value="1136.66640117609+149.644970638509i">
            <text:p>1136.66640117609+149.644970638509i</text:p>
          </table:table-cell>
          <table:table-cell table:formula="of:=COMPLEX(IMREAL([.R7])*[.$A$10];IMAGINARY([.R7])*[.$A$10])" office:value-type="string" office:string-value="462.245808198625+161.876179849908i">
            <text:p>462.245808198625+161.876179849908i</text:p>
          </table:table-cell>
          <table:table-cell table:formula="of:=COMPLEX(IMREAL([.S7])*[.$A$10];IMAGINARY([.S7])*[.$A$10])" office:value-type="string" office:string-value="-164.368130242058+173.32900129156i">
            <text:p>-164.368130242058+173.32900129156i</text:p>
          </table:table-cell>
          <table:table-cell table:formula="of:=COMPLEX(IMREAL([.T7])*[.$A$10];IMAGINARY([.T7])*[.$A$10])" office:value-type="string" office:string-value="-737.235684877965+183.676836162094i">
            <text:p>-737.235684877965+183.676836162094i</text:p>
          </table:table-cell>
          <table:table-cell table:formula="of:=COMPLEX(IMREAL([.U7])*[.$A$10];IMAGINARY([.U7])*[.$A$10])" office:value-type="string" office:string-value="-1251.96848408165+192.696380003123i">
            <text:p>-1251.96848408165+192.696380003123i</text:p>
          </table:table-cell>
        </table:table-row>
        <table:table-row table:style-name="ro1">
          <table:table-cell office:value-type="string">
            <text:p>x5 = </text:p>
          </table:table-cell>
          <table:table-cell table:formula="of:=COMPLEX(IMREAL([.B8])*[.$A$10];IMAGINARY([.B8])*[.$A$10])" office:value-type="string" office:string-value="-0.511622026298274+3.20131823194859i">
            <text:p>-0.511622026298274+3.20131823194859i</text:p>
          </table:table-cell>
          <table:table-cell table:formula="of:=COMPLEX(IMREAL([.C8])*[.$A$10];IMAGINARY([.C8])*[.$A$10])" office:value-type="string" office:string-value="-9.16847583316606+214.283574384265i">
            <text:p>-9.16847583316606+214.283574384265i</text:p>
          </table:table-cell>
          <table:table-cell table:formula="of:=COMPLEX(IMREAL([.D8])*[.$A$10];IMAGINARY([.D8])*[.$A$10])" office:value-type="string" office:string-value="-16.2571294210796+629.22819274329i">
            <text:p>-16.2571294210796+629.22819274329i</text:p>
          </table:table-cell>
          <table:table-cell table:formula="of:=COMPLEX(IMREAL([.E8])*[.$A$10];IMAGINARY([.E8])*[.$A$10])" office:value-type="string" office:string-value="-27.2091406022709+1277.65025021235i">
            <text:p>-27.2091406022709+1277.65025021235i</text:p>
          </table:table-cell>
          <table:table-cell table:formula="of:=COMPLEX(IMREAL([.F8])*[.$A$10];IMAGINARY([.F8])*[.$A$10])" office:value-type="string" office:string-value="-41.3516195034186+2134.21338285666i">
            <text:p>-41.3516195034186+2134.21338285666i</text:p>
          </table:table-cell>
          <table:table-cell table:formula="of:=COMPLEX(IMREAL([.G8])*[.$A$10];IMAGINARY([.G8])*[.$A$10])" office:value-type="string" office:string-value="-58.8282138578815+3179.45642543725i">
            <text:p>-58.8282138578815+3179.45642543725i</text:p>
          </table:table-cell>
          <table:table-cell table:formula="of:=COMPLEX(IMREAL([.H8])*[.$A$10];IMAGINARY([.H8])*[.$A$10])" office:value-type="string" office:string-value="-78.9194178321367+4389.57520102902i">
            <text:p>-78.9194178321367+4389.57520102902i</text:p>
          </table:table-cell>
          <table:table-cell table:formula="of:=COMPLEX(IMREAL([.I8])*[.$A$10];IMAGINARY([.I8])*[.$A$10])" office:value-type="string" office:string-value="-101.158711644717+5737.98700896564i">
            <text:p>-101.158711644717+5737.98700896564i</text:p>
          </table:table-cell>
          <table:table-cell table:formula="of:=COMPLEX(IMREAL([.J8])*[.$A$10];IMAGINARY([.J8])*[.$A$10])" office:value-type="string" office:string-value="-125.593924085606+7195.27109192093i">
            <text:p>-125.593924085606+7195.27109192093i</text:p>
          </table:table-cell>
          <table:table-cell table:formula="of:=COMPLEX(IMREAL([.K8])*[.$A$10];IMAGINARY([.K8])*[.$A$10])" office:value-type="string" office:string-value="-152.393020648935+8730.590305773i">
            <text:p>-152.393020648935+8730.590305773i</text:p>
          </table:table-cell>
          <table:table-cell table:formula="of:=COMPLEX(IMREAL([.L8])*[.$A$10];IMAGINARY([.L8])*[.$A$10])" office:value-type="string" office:string-value="-181.791527979365+10311.691488808i">
            <text:p>-181.791527979365+10311.691488808i</text:p>
          </table:table-cell>
          <table:table-cell table:formula="of:=COMPLEX(IMREAL([.M8])*[.$A$10];IMAGINARY([.M8])*[.$A$10])" office:value-type="string" office:string-value="-214.066760017166+11906.6025440617i">
            <text:p>-214.066760017166+11906.6025440617i</text:p>
          </table:table-cell>
          <table:table-cell table:formula="of:=COMPLEX(IMREAL([.N8])*[.$A$10];IMAGINARY([.N8])*[.$A$10])" office:value-type="string" office:string-value="-249.487509113016+13483.915487083i">
            <text:p>-249.487509113016+13483.915487083i</text:p>
          </table:table-cell>
          <table:table-cell table:formula="of:=COMPLEX(IMREAL([.O8])*[.$A$10];IMAGINARY([.O8])*[.$A$10])" office:value-type="string" office:string-value="-288.271091189165+15013.3523164543i">
            <text:p>-288.271091189165+15013.3523164543i</text:p>
          </table:table-cell>
          <table:table-cell table:formula="of:=COMPLEX(IMREAL([.P8])*[.$A$10];IMAGINARY([.P8])*[.$A$10])" office:value-type="string" office:string-value="-333.424471114773+16466.5558063021i">
            <text:p>-333.424471114773+16466.5558063021i</text:p>
          </table:table-cell>
          <table:table-cell table:formula="of:=COMPLEX(IMREAL([.Q8])*[.$A$10];IMAGINARY([.Q8])*[.$A$10])" office:value-type="string" office:string-value="-382.557482889887+17817.530026698i">
            <text:p>-382.557482889887+17817.530026698i</text:p>
          </table:table-cell>
          <table:table-cell table:formula="of:=COMPLEX(IMREAL([.R8])*[.$A$10];IMAGINARY([.R8])*[.$A$10])" office:value-type="string" office:string-value="-442.120198389674+19042.9107998272i">
            <text:p>-442.120198389674+19042.9107998272i</text:p>
          </table:table-cell>
          <table:table-cell table:formula="of:=COMPLEX(IMREAL([.S8])*[.$A$10];IMAGINARY([.S8])*[.$A$10])" office:value-type="string" office:string-value="-505.845382903822+20122.7103435048i">
            <text:p>-505.845382903822+20122.7103435048i</text:p>
          </table:table-cell>
          <table:table-cell table:formula="of:=COMPLEX(IMREAL([.T8])*[.$A$10];IMAGINARY([.T8])*[.$A$10])" office:value-type="string" office:string-value="-580.366582406487+21040.5863166887i">
            <text:p>-580.366582406487+21040.5863166887i</text:p>
          </table:table-cell>
          <table:table-cell table:formula="of:=COMPLEX(IMREAL([.U8])*[.$A$10];IMAGINARY([.U8])*[.$A$10])" office:value-type="string" office:string-value="-657.948686470604+21783.9456537601i">
            <text:p>-657.948686470604+21783.9456537601i</text:p>
          </table:table-cell>
        </table:table-row>
        <table:table-row table:style-name="ro1">
          <table:table-cell office:value-type="string">
            <text:p>x6 = </text:p>
          </table:table-cell>
          <table:table-cell table:formula="of:=COMPLEX(IMREAL([.B9])*[.$A$10];IMAGINARY([.B9])*[.$A$10])" office:value-type="string" office:string-value="0.0117041192153895-0.208689988263434i">
            <text:p>0.0117041192153895-0.208689988263434i</text:p>
          </table:table-cell>
          <table:table-cell table:formula="of:=COMPLEX(IMREAL([.C9])*[.$A$10];IMAGINARY([.C9])*[.$A$10])" office:value-type="string" office:string-value="0.18567849192228-18.6635841460754i">
            <text:p>0.18567849192228-18.6635841460754i</text:p>
          </table:table-cell>
          <table:table-cell table:formula="of:=COMPLEX(IMREAL([.D9])*[.$A$10];IMAGINARY([.D9])*[.$A$10])" office:value-type="string" office:string-value="0.191527357976396-54.8683235143116i">
            <text:p>0.191527357976396-54.8683235143116i</text:p>
          </table:table-cell>
          <table:table-cell table:formula="of:=COMPLEX(IMREAL([.E9])*[.$A$10];IMAGINARY([.E9])*[.$A$10])" office:value-type="string" office:string-value="0.233742862413246-111.603832713193i">
            <text:p>0.233742862413246-111.603832713193i</text:p>
          </table:table-cell>
          <table:table-cell table:formula="of:=COMPLEX(IMREAL([.F9])*[.$A$10];IMAGINARY([.F9])*[.$A$10])" office:value-type="string" office:string-value="0.293550040772384-186.87960643252i">
            <text:p>0.293550040772384-186.87960643252i</text:p>
          </table:table-cell>
          <table:table-cell table:formula="of:=COMPLEX(IMREAL([.G9])*[.$A$10];IMAGINARY([.G9])*[.$A$10])" office:value-type="string" office:string-value="0.487403757009472-279.261498394565i">
            <text:p>0.487403757009472-279.261498394565i</text:p>
          </table:table-cell>
          <table:table-cell table:formula="of:=COMPLEX(IMREAL([.H9])*[.$A$10];IMAGINARY([.H9])*[.$A$10])" office:value-type="string" office:string-value="0.810558970652452-387.012834663343i">
            <text:p>0.810558970652452-387.012834663343i</text:p>
          </table:table-cell>
          <table:table-cell table:formula="of:=COMPLEX(IMREAL([.I9])*[.$A$10];IMAGINARY([.I9])*[.$A$10])" office:value-type="string" office:string-value="1.33034572810709-508.153475812419i">
            <text:p>1.33034572810709-508.153475812419i</text:p>
          </table:table-cell>
          <table:table-cell table:formula="of:=COMPLEX(IMREAL([.J9])*[.$A$10];IMAGINARY([.J9])*[.$A$10])" office:value-type="string" office:string-value="2.12396566118272-640.493800727117i">
            <text:p>2.12396566118272-640.493800727117i</text:p>
          </table:table-cell>
          <table:table-cell table:formula="of:=COMPLEX(IMREAL([.K9])*[.$A$10];IMAGINARY([.K9])*[.$A$10])" office:value-type="string" office:string-value="3.27445438826617-781.713830726091i">
            <text:p>3.27445438826617-781.713830726091i</text:p>
          </table:table-cell>
          <table:table-cell table:formula="of:=COMPLEX(IMREAL([.L9])*[.$A$10];IMAGINARY([.L9])*[.$A$10])" office:value-type="string" office:string-value="5.02878086822351-929.435833268215i">
            <text:p>5.02878086822351-929.435833268215i</text:p>
          </table:table-cell>
          <table:table-cell table:formula="of:=COMPLEX(IMREAL([.M9])*[.$A$10];IMAGINARY([.M9])*[.$A$10])" office:value-type="string" office:string-value="7.17051366714932-1081.14249002328i">
            <text:p>7.17051366714932-1081.14249002328i</text:p>
          </table:table-cell>
          <table:table-cell table:formula="of:=COMPLEX(IMREAL([.N9])*[.$A$10];IMAGINARY([.N9])*[.$A$10])" office:value-type="string" office:string-value="10.1265100189703-1234.45376851255i">
            <text:p>10.1265100189703-1234.45376851255i</text:p>
          </table:table-cell>
          <table:table-cell table:formula="of:=COMPLEX(IMREAL([.O9])*[.$A$10];IMAGINARY([.O9])*[.$A$10])" office:value-type="string" office:string-value="13.7982116517673-1386.93545796306i">
            <text:p>13.7982116517673-1386.93545796306i</text:p>
          </table:table-cell>
          <table:table-cell table:formula="of:=COMPLEX(IMREAL([.P9])*[.$A$10];IMAGINARY([.P9])*[.$A$10])" office:value-type="string" office:string-value="18.5031087016682-1536.37505127113i">
            <text:p>18.5031087016682-1536.37505127113i</text:p>
          </table:table-cell>
          <table:table-cell table:formula="of:=COMPLEX(IMREAL([.Q9])*[.$A$10];IMAGINARY([.Q9])*[.$A$10])" office:value-type="string" office:string-value="24.0537764109129-1680.59240645683i">
            <text:p>24.0537764109129-1680.59240645683i</text:p>
          </table:table-cell>
          <table:table-cell table:formula="of:=COMPLEX(IMREAL([.R9])*[.$A$10];IMAGINARY([.R9])*[.$A$10])" office:value-type="string" office:string-value="30.4585063395907-1817.68807560361i">
            <text:p>30.4585063395907-1817.68807560361i</text:p>
          </table:table-cell>
          <table:table-cell table:formula="of:=COMPLEX(IMREAL([.S9])*[.$A$10];IMAGINARY([.S9])*[.$A$10])" office:value-type="string" office:string-value="37.3639297926329-1945.93859408524i">
            <text:p>37.3639297926329-1945.93859408524i</text:p>
          </table:table-cell>
          <table:table-cell table:formula="of:=COMPLEX(IMREAL([.T9])*[.$A$10];IMAGINARY([.T9])*[.$A$10])" office:value-type="string" office:string-value="45.0367700019999-2064.00594818614i">
            <text:p>45.0367700019999-2064.00594818614i</text:p>
          </table:table-cell>
          <table:table-cell table:formula="of:=COMPLEX(IMREAL([.U9])*[.$A$10];IMAGINARY([.U9])*[.$A$10])" office:value-type="string" office:string-value="53.0523196456944-2170.76359933094i">
            <text:p>53.0523196456944-2170.76359933094i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8:41:16</meta:creation-date>
    <dc:date>2013-04-11T20:53:12</dc:date>
    <meta:editing-duration>PT1H56M46S</meta:editing-duration>
    <meta:editing-cycles>4</meta:editing-cycles>
    <meta:generator>LibreOffice/3.5$Linux_X86_64 LibreOffice_project/350m1$Build-413</meta:generator>
    <meta:document-statistic meta:table-count="3" meta:cell-count="754" meta:object-count="0"/>
  </office:meta>
</office:document-meta>
</file>